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4.3cm" table:align="left" fo:background-color="transparent" style:shadow="#b2b2b2 0.101cm 0.101cm">
        <style:background-image/>
      </style:table-properties>
    </style:style>
    <style:style style:name="Tableau1.A" style:family="table-column">
      <style:table-column-properties style:column-width="4.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cf7ed" fo:padding="0.199cm" fo:border="0.6pt solid #000000" style:writing-mode="page">
        <style:background-image/>
      </style:table-cell-properties>
    </style:style>
    <style:style style:name="Tableau2" style:family="table">
      <style:table-properties style:width="4.3cm" table:align="left" fo:background-color="transparent" style:shadow="#b2b2b2 0.101cm 0.101cm">
        <style:background-image/>
      </style:table-properties>
    </style:style>
    <style:style style:name="Tableau2.A" style:family="table-column">
      <style:table-column-properties style:column-width="4.3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cf7ed" fo:padding="0.199cm" fo:border="0.6pt solid #000000" style:writing-mode="pag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" fo:font-size="10pt" officeooo:rsid="002b5d53" officeooo:paragraph-rsid="0058a78e" style:font-size-asian="10pt" style:font-size-complex="10pt"/>
    </style:style>
    <style:style style:name="P7" style:family="paragraph" style:parent-style-name="Standard">
      <style:text-properties officeooo:paragraph-rsid="0058a78e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58a78e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61b435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5bb0ca"/>
    </style:style>
    <style:style style:name="P2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_5f_En-tête">
      <style:text-properties fo:font-variant="normal" fo:text-transform="none" fo:color="#d7e12c" style:font-name="Bitstream Vera Sans" fo:font-size="16pt" fo:font-style="normal" fo:text-shadow="none" fo:font-weight="bold" officeooo:rsid="002b5d53" officeooo:paragraph-rsid="005bb0ca" style:font-size-asian="16pt" style:font-style-asian="normal" style:font-size-complex="16pt" style:font-style-complex="normal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rsid="002b5d53" officeooo:paragraph-rsid="002b5d53" style:font-size-asian="10pt" style:font-size-complex="10pt"/>
    </style:style>
    <style:style style:name="P29" style:family="paragraph" style:parent-style-name="_5f_Paragraphe_20_livret_20_">
      <style:paragraph-properties fo:margin-top="0cm" fo:margin-bottom="0cm" loext:contextual-spacing="false"/>
      <style:text-properties officeooo:paragraph-rsid="0058a78e"/>
    </style:style>
    <style:style style:name="P30" style:family="paragraph" style:parent-style-name="_5f_Paragraphe_20_livret_20_">
      <style:paragraph-properties fo:margin-top="0cm" fo:margin-bottom="0cm" loext:contextual-spacing="false" fo:line-height="100%"/>
      <style:text-properties officeooo:paragraph-rsid="0058a78e"/>
    </style:style>
    <style:style style:name="P31" style:family="paragraph" style:parent-style-name="_5f_Paragraphe_20_livret_20_">
      <style:paragraph-properties fo:margin-top="0cm" fo:margin-bottom="0cm" loext:contextual-spacing="false" fo:line-height="100%"/>
      <style:text-properties officeooo:paragraph-rsid="0062464f"/>
    </style:style>
    <style:style style:name="P32" style:family="paragraph" style:parent-style-name="_5f_Paragraphe_20_livret_20_">
      <style:paragraph-properties fo:margin-top="0cm" fo:margin-bottom="0cm" loext:contextual-spacing="false"/>
      <style:text-properties officeooo:paragraph-rsid="0062464f"/>
    </style:style>
    <style:style style:name="P33" style:family="paragraph" style:parent-style-name="FILET_5f_POINTILLES">
      <style:paragraph-properties fo:margin-top="0cm" fo:margin-bottom="0cm" loext:contextual-spacing="false" fo:line-height="100%"/>
      <style:text-properties officeooo:paragraph-rsid="0058a78e"/>
    </style:style>
    <style:style style:name="P34" style:family="paragraph" style:parent-style-name="_5f_Paragraphe_20_livret_20_">
      <style:paragraph-properties fo:margin-top="0.199cm" fo:margin-bottom="0cm" loext:contextual-spacing="false"/>
      <style:text-properties officeooo:paragraph-rsid="0061b435"/>
    </style:style>
    <style:style style:name="P35" style:family="paragraph" style:parent-style-name="Standard">
      <style:paragraph-properties fo:margin-top="0.3cm" fo:margin-bottom="0cm" loext:contextual-spacing="false"/>
      <style:text-properties officeooo:paragraph-rsid="0058a78e"/>
    </style:style>
    <style:style style:name="P36" style:family="paragraph" style:parent-style-name="_5f_Paragraphe_20_livret_20_">
      <style:paragraph-properties fo:margin-top="0.34cm" fo:margin-bottom="0cm" loext:contextual-spacing="false"/>
      <style:text-properties officeooo:paragraph-rsid="0058a78e"/>
    </style:style>
    <style:style style:name="P37" style:family="paragraph" style:parent-style-name="_5f_Paragraphe_20_livret_20_" style:master-page-name="">
      <style:paragraph-properties fo:margin-top="0.34cm" fo:margin-bottom="0cm" loext:contextual-spacing="false" style:page-number="auto" fo:break-before="auto" fo:break-after="auto"/>
      <style:text-properties officeooo:paragraph-rsid="0058a78e"/>
    </style:style>
    <style:style style:name="P38" style:family="paragraph" style:parent-style-name="_5f_Paragraphe_20_livret_20_">
      <style:paragraph-properties fo:margin-top="0.43cm" fo:margin-bottom="0cm" loext:contextual-spacing="false"/>
      <style:text-properties officeooo:paragraph-rsid="0058a78e"/>
    </style:style>
    <style:style style:name="P39" style:family="paragraph" style:parent-style-name="_5f_Paragraphe_20_livret_20_" style:master-page-name="">
      <style:paragraph-properties fo:margin-top="0.43cm" fo:margin-bottom="0cm" loext:contextual-spacing="false" style:page-number="auto" fo:break-before="auto" fo:break-after="auto"/>
      <style:text-properties officeooo:paragraph-rsid="0058a78e"/>
    </style:style>
    <style:style style:name="P40" style:family="paragraph" style:parent-style-name="Standard" style:master-page-name="">
      <style:paragraph-properties style:page-number="auto" fo:break-before="auto" fo:break-after="auto"/>
      <style:text-properties officeooo:paragraph-rsid="0061b435"/>
    </style:style>
    <style:style style:name="P41" style:family="paragraph" style:parent-style-name="_5f_Paragraphe_20_livret_20_réponse_20_élève" style:master-page-name="">
      <style:paragraph-properties fo:line-height="100%" style:page-number="auto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568cm" style:leader-style="dotted" style:leader-text="."/>
          <style:tab-stop style:position="5.316cm" style:leader-style="dotted" style:leader-text="."/>
          <style:tab-stop style:position="5.79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1b435"/>
    </style:style>
    <style:style style:name="P42" style:family="paragraph" style:parent-style-name="_5f_Paragraphe_20_livret_20_">
      <style:paragraph-properties fo:text-align="start" style:justify-single-word="false"/>
      <style:text-properties style:font-name="DejaVu Sans Mono" fo:font-size="9pt" style:font-size-asian="9pt" style:font-size-complex="9pt"/>
    </style:style>
    <style:style style:name="P43" style:family="paragraph" style:parent-style-name="_5f_Paragraphe_20_livret_20_">
      <style:paragraph-properties fo:text-align="start" style:justify-single-word="false"/>
      <style:text-properties style:font-name="DejaVu Sans Mono" fo:font-size="9pt" officeooo:paragraph-rsid="00612b52" style:font-size-asian="9pt" style:font-size-complex="9pt"/>
    </style:style>
    <style:style style:name="P44" style:family="paragraph" style:parent-style-name="_5f_Paragraphe_20_livret_20_">
      <style:paragraph-properties fo:text-align="start" style:justify-single-word="false"/>
      <style:text-properties style:font-name="DejaVu Sans Mono" fo:font-size="9pt" officeooo:paragraph-rsid="006297ce" style:font-size-asian="9pt" style:font-size-complex="9pt"/>
    </style:style>
    <style:style style:name="P45" style:family="paragraph" style:parent-style-name="_5f_Paragraphe_20_livret_20_">
      <style:paragraph-properties fo:text-align="start" style:justify-single-word="false"/>
      <style:text-properties officeooo:paragraph-rsid="006297ce"/>
    </style:style>
    <style:style style:name="P46" style:family="paragraph" style:parent-style-name="_5f_Paragraphe_20_livret_20_">
      <style:text-properties officeooo:paragraph-rsid="006297ce"/>
    </style:style>
    <style:style style:name="P47" style:family="paragraph" style:parent-style-name="_5f_Paragraphe_20_livret_20_réponse_20_élève" style:master-page-name="">
      <style:paragraph-properties fo:margin-top="0.18cm" fo:margin-bottom="0cm" loext:contextual-spacing="false" fo:line-height="100%" style:page-number="auto" fo:break-before="auto" fo:break-after="auto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568cm" style:leader-style="dotted" style:leader-text="."/>
          <style:tab-stop style:position="5.316cm" style:leader-style="dotted" style:leader-text="."/>
          <style:tab-stop style:position="5.79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1b435"/>
    </style:style>
    <style:style style:name="P48" style:family="paragraph" style:parent-style-name="_5f_Paragraphe_20_livret_20_">
      <style:paragraph-properties fo:margin-top="0.101cm" fo:margin-bottom="0cm" loext:contextual-spacing="false"/>
      <style:text-properties officeooo:paragraph-rsid="0058a78e"/>
    </style:style>
    <style:style style:name="P49" style:family="paragraph" style:parent-style-name="_5f_Paragraphe_20_livret_20_">
      <style:paragraph-properties fo:margin-top="0.101cm" fo:margin-bottom="0cm" loext:contextual-spacing="false"/>
      <style:text-properties officeooo:paragraph-rsid="0061b435"/>
    </style:style>
    <style:style style:name="P50" style:family="paragraph" style:parent-style-name="Exo_5f_Num">
      <style:paragraph-properties fo:margin-top="0.651cm" fo:margin-bottom="0.3cm" loext:contextual-spacing="false"/>
      <style:text-properties officeooo:paragraph-rsid="0058a78e"/>
    </style:style>
    <style:style style:name="P51" style:family="paragraph" style:parent-style-name="Exo_5f_Num" style:list-style-name="Num_5f_Exo">
      <style:paragraph-properties fo:margin-top="0.52cm" fo:margin-bottom="0.3cm" loext:contextual-spacing="false"/>
      <style:text-properties officeooo:paragraph-rsid="0058a78e"/>
    </style:style>
    <style:style style:name="P52" style:family="paragraph" style:parent-style-name="Exo_5f_Num" style:list-style-name="Num_5f_Exo">
      <style:paragraph-properties fo:margin-top="0.499cm" fo:margin-bottom="0cm" loext:contextual-spacing="false"/>
      <style:text-properties officeooo:paragraph-rsid="0058a78e"/>
    </style:style>
    <style:style style:name="P53" style:family="paragraph" style:parent-style-name="Exo_5f_Num" style:list-style-name="Num_5f_Exo">
      <style:paragraph-properties fo:margin-top="0.22cm" fo:margin-bottom="0cm" loext:contextual-spacing="false"/>
      <style:text-properties officeooo:paragraph-rsid="0058a78e"/>
    </style:style>
    <style:style style:name="P54" style:family="paragraph" style:parent-style-name="FILET_5f_POINTILLES" style:list-style-name="Numéro_20_dans_20_exercice">
      <style:text-properties officeooo:paragraph-rsid="0058a78e"/>
    </style:style>
    <style:style style:name="P55" style:family="paragraph" style:parent-style-name="FILET_5f_POINTILLES" style:list-style-name="liste_5f_abc">
      <style:paragraph-properties fo:margin-top="0.101cm" fo:margin-bottom="0cm" loext:contextual-spacing="false" fo:line-height="100%"/>
      <style:text-properties officeooo:paragraph-rsid="0058a78e"/>
    </style:style>
    <style:style style:name="P56" style:family="paragraph" style:parent-style-name="FILET_5f_POINTILLES" style:list-style-name="Numéro_20_dans_20_exercice">
      <style:paragraph-properties fo:margin-top="0cm" fo:margin-bottom="0cm" loext:contextual-spacing="false" style:line-height-at-least="0.706cm"/>
      <style:text-properties officeooo:paragraph-rsid="0058a78e"/>
    </style:style>
    <style:style style:name="P57" style:family="paragraph" style:parent-style-name="FILET_5f_POINTILLES" style:list-style-name="liste_5f_abc" style:master-page-name="">
      <style:paragraph-properties fo:margin-top="0.3cm" fo:margin-bottom="0cm" loext:contextual-spacing="false" fo:line-height="100%" style:page-number="auto"/>
      <style:text-properties officeooo:paragraph-rsid="0058a78e"/>
    </style:style>
    <style:style style:name="P58" style:family="paragraph" style:parent-style-name="FILET_5f_POINTILLES" style:list-style-name="liste_5f_abc">
      <style:paragraph-properties fo:margin-top="0.3cm" fo:margin-bottom="0cm" loext:contextual-spacing="false" fo:line-height="100%"/>
      <style:text-properties officeooo:paragraph-rsid="0058a78e"/>
    </style:style>
    <style:style style:name="P59" style:family="paragraph" style:parent-style-name="Standard" style:master-page-name="_5f_Fiche_20_éditeur_20_série_20_2_20_une_20_colonne_20_impaire_20__28_G_29_">
      <style:paragraph-properties style:page-number="48" fo:break-before="auto" fo:break-after="auto">
        <style:tab-stops/>
      </style:paragraph-properties>
      <style:text-properties style:font-name="Bitstream Vera Sans" fo:font-size="10pt" fo:font-weight="bold" officeooo:paragraph-rsid="001f6820" style:font-size-asian="10pt" style:font-weight-asian="bold" style:font-size-complex="10pt" style:font-weight-complex="bold"/>
    </style:style>
    <style:style style:name="P60" style:family="paragraph" style:parent-style-name="Standard" style:list-style-name="Num_5f_Exo">
      <style:paragraph-properties fo:margin-top="0.711cm" fo:margin-bottom="0.101cm" loext:contextual-spacing="false"/>
      <style:text-properties officeooo:paragraph-rsid="0058a78e"/>
    </style:style>
    <style:style style:name="P61" style:family="paragraph" style:parent-style-name="_5f_Paragraphe_20_livret_20_" style:list-style-name="liste_5f_abc">
      <style:paragraph-properties fo:margin-top="0.28cm" fo:margin-bottom="0cm" loext:contextual-spacing="false"/>
      <style:text-properties officeooo:paragraph-rsid="0058a78e"/>
    </style:style>
    <style:style style:name="P6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a78e"/>
    </style:style>
    <style:style style:name="P63" style:family="paragraph" style:parent-style-name="_5f_Paragraphe_20_livret_20_réponse_20_élève" style:list-style-name="liste_5f_abc" style:master-page-name="">
      <style:paragraph-properties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8a78e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Num_5f_Exo">
      <style:paragraph-properties fo:margin-top="0.3cm" fo:margin-bottom="0.101cm" loext:contextual-spacing="false"/>
      <style:text-properties officeooo:paragraph-rsid="0058a78e"/>
    </style:style>
    <style:style style:name="P69" style:family="paragraph">
      <style:paragraph-properties fo:margin-top="0cm" fo:margin-bottom="0.199cm" fo:text-align="center" style:writing-mode="lr-tb"/>
    </style:style>
    <style:style style:name="P70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5678df" style:font-size-asian="12pt" style:font-size-complex="12pt"/>
    </style:style>
    <style:style style:name="T6" style:family="text">
      <style:text-properties fo:font-size="12pt" style:font-size-asian="12pt" style:font-style-asian="italic" style:font-size-complex="12pt" style:font-style-complex="italic"/>
    </style:style>
    <style:style style:name="T7" style:family="text">
      <style:text-properties fo:font-size="12pt" style:font-size-asian="12pt" style:font-style-asian="normal" style:font-size-complex="12pt" style:font-style-complex="normal"/>
    </style:style>
    <style:style style:name="T8" style:family="text">
      <style:text-properties fo:font-size="12pt" officeooo:rsid="005678df" style:font-size-asian="12pt" style:font-style-asian="normal" style:font-size-complex="12pt" style:font-style-complex="normal"/>
    </style:style>
    <style:style style:name="T9" style:family="text">
      <style:text-properties officeooo:rsid="005bb0ca"/>
    </style:style>
    <style:style style:name="T10" style:family="text">
      <style:text-properties fo:text-transform="uppercase" fo:color="#808080" style:font-name="Bitstream Vera Sans1" fo:font-size="9pt" officeooo:rsid="0043a730" fo:background-color="transparent" loext:char-shading-value="0"/>
    </style:style>
    <style:style style:name="T11" style:family="text">
      <style:text-properties fo:text-transform="uppercase" fo:color="#808080" style:font-name="Bitstream Vera Sans1" fo:font-size="9pt" officeooo:rsid="00308c81" fo:background-color="transparent" loext:char-shading-value="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letter-spacing="-0.004cm" fo:language="fr" fo:country="FR" fo:font-style="normal" fo:text-shadow="none" style:text-underline-style="none" fo:font-weight="normal" officeooo:rsid="006c4558" fo:background-color="transparent" loext:char-shading-value="0" style:font-name-asian="Times New Roman" style:font-size-asian="10pt" style:language-asian="fr" style:country-asian="FR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letter-spacing="-0.004cm" fo:language="fr" fo:country="FR" fo:font-style="normal" fo:text-shadow="none" style:text-underline-style="none" fo:font-weight="normal" officeooo:rsid="006c4558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letter-spacing="-0.004cm" fo:language="fr" fo:country="FR" fo:font-style="normal" fo:text-shadow="none" style:text-underline-style="none" fo:font-weight="normal" officeooo:rsid="006c4558" fo:background-color="transparent" loext:char-shading-value="0" style:font-name-asian="Times New Roman" style:language-asian="fr" style:country-asian="FR" style:font-style-asian="normal" style:font-weight-asian="normal" style:font-name-complex="Times New Roma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Symbol" fo:font-size="10pt" fo:letter-spacing="-0.004cm" fo:language="fr" fo:country="FR" fo:font-style="normal" fo:text-shadow="none" style:text-underline-style="none" fo:font-weight="normal" officeooo:rsid="006c4558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font-name="Bitstream Vera Sans" fo:font-size="10pt" fo:letter-spacing="-0.004cm" fo:font-style="normal" fo:font-weight="normal" officeooo:rsid="00177b7d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font-variant="normal" fo:text-transform="none" style:use-window-font-color="true" style:font-name="Bitstream Vera Sans" fo:font-size="10pt" fo:letter-spacing="-0.004cm" fo:font-style="normal" fo:font-weight="normal" officeooo:rsid="006c4558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fo:font-size="10pt" fo:letter-spacing="-0.004cm" fo:language="fr" fo:country="FR" fo:text-shadow="none" style:text-underline-style="none" fo:font-weight="normal" officeooo:rsid="00425cb8" style:font-size-asian="10pt" style:language-asian="fr" style:country-asian="FR" style:font-weight-asian="normal" style:font-size-complex="10pt" style:font-weight-complex="normal" style:text-emphasize="none" style:text-scale="100%" style:font-relief="none"/>
    </style:style>
    <style:style style:name="T19" style:family="text">
      <style:text-properties fo:font-variant="normal" fo:text-transform="none" style:text-outline="false" style:text-line-through-style="none" style:text-line-through-type="none" fo:letter-spacing="-0.004cm" fo:language="fr" fo:country="FR" fo:font-style="normal" fo:text-shadow="none" style:text-underline-style="none" officeooo:rsid="006c4558" fo:background-color="transparent" loext:char-shading-value="0" style:font-name-asian="Times New Roman" style:language-asian="fr" style:country-asian="FR" style:font-style-asian="normal" style:font-name-complex="Times New Roman" style:font-size-complex="10pt" style:font-style-complex="normal" style:text-emphasize="none" style:text-scale="100%" style:font-relief="none"/>
    </style:style>
    <style:style style:name="T20" style:family="text">
      <style:text-properties fo:font-variant="normal" fo:text-transform="none" style:text-outline="false" style:text-line-through-style="none" style:text-line-through-type="none" fo:letter-spacing="-0.004cm" fo:language="fr" fo:country="FR" fo:font-style="normal" fo:text-shadow="none" style:text-underline-style="none" officeooo:rsid="006c4558" fo:background-color="transparent" loext:char-shading-value="0" style:font-name-asian="Times New Roman" style:language-asian="fr" style:country-asian="FR" style:font-style-asian="normal" style:font-name-complex="Times New Roman" style:font-style-complex="normal" style:text-emphasize="none" style:text-scale="100%" style:font-relief="none"/>
    </style:style>
    <style:style style:name="T21" style:family="text">
      <style:text-properties fo:font-variant="normal" fo:text-transform="none" style:text-outline="false" style:text-line-through-style="none" style:text-line-through-type="none" fo:letter-spacing="-0.004cm" fo:language="fr" fo:country="FR" fo:font-style="normal" fo:text-shadow="none" style:text-underline-style="none" fo:font-weight="normal" officeooo:rsid="006c4558" style:font-name-asian="Bitstream Vera Sans" style:language-asian="fr" style:country-asian="FR" style:font-style-asian="normal" style:font-weight-asian="normal" style:font-name-complex="Bitstream Vera Sans" style:font-style-complex="normal" style:font-weight-complex="normal" style:text-emphasize="none" style:text-scale="100%" style:font-relief="none"/>
    </style:style>
    <style:style style:name="T22" style:family="text">
      <style:text-properties fo:font-variant="normal" fo:text-transform="none" style:text-outline="false" style:text-line-through-style="none" style:text-line-through-type="none" fo:letter-spacing="-0.004cm" fo:language="fr" fo:country="FR" fo:text-shadow="none" style:text-underline-style="none" fo:font-weight="normal" officeooo:rsid="006c4558" style:font-name-asian="Bitstream Vera Sans" style:language-asian="fr" style:country-asian="FR" style:font-weight-asian="normal" style:font-name-complex="Bitstream Vera Sans" style:font-weight-complex="normal" style:text-emphasize="none" style:text-scale="100%" style:font-relief="none"/>
    </style:style>
    <style:style style:name="T23" style:family="text">
      <style:text-properties fo:font-variant="normal" fo:text-transform="none" style:text-outline="false" style:text-line-through-style="none" style:text-line-through-type="none" fo:letter-spacing="-0.004cm" fo:language="fr" fo:country="FR" fo:text-shadow="none" style:text-underline-style="none" officeooo:rsid="006c4558" fo:background-color="transparent" loext:char-shading-value="0" style:font-name-asian="Bitstream Vera Sans" style:language-asian="fr" style:country-asian="FR" style:font-weight-asian="normal" style:font-name-complex="Bitstream Vera Sans" style:font-weight-complex="normal" style:text-emphasize="none" style:text-scale="100%" style:font-relief="none"/>
    </style:style>
    <style:style style:name="T24" style:family="text">
      <style:text-properties fo:font-variant="normal" fo:text-transform="none" style:text-outline="false" style:text-line-through-style="none" style:text-line-through-type="none" fo:letter-spacing="-0.004cm" fo:language="fr" fo:country="FR" fo:text-shadow="none" style:text-underline-style="none" officeooo:rsid="006c4558" style:font-name-asian="Bitstream Vera Sans" style:language-asian="fr" style:country-asian="FR" style:font-name-complex="Bitstream Vera Sans" style:text-emphasize="none" style:text-scale="100%" style:font-relief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OpenSymbol2" fo:letter-spacing="-0.004cm" fo:language="fr" fo:country="FR" fo:font-style="normal" fo:text-shadow="none" style:text-underline-style="none" fo:font-weight="normal" officeooo:rsid="006c4558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Bitstream Vera Sans" fo:letter-spacing="-0.004cm" fo:language="fr" fo:country="FR" fo:font-style="normal" fo:text-shadow="none" style:text-underline-style="none" fo:font-weight="normal" officeooo:rsid="006c4558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OpenSymbol" fo:letter-spacing="-0.004cm" fo:language="fr" fo:country="FR" fo:font-style="normal" fo:text-shadow="none" style:text-underline-style="none" fo:font-weight="normal" officeooo:rsid="006c4558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28" style:family="text">
      <style:text-properties fo:font-variant="normal" fo:text-transform="none" style:text-position="0% 100%" fo:font-size="10pt" fo:letter-spacing="-0.004cm" fo:font-weight="normal" officeooo:rsid="00425cb8" style:font-size-asian="10pt" style:font-weight-asian="normal" style:font-size-complex="10pt" style:font-weight-complex="normal"/>
    </style:style>
    <style:style style:name="T29" style:family="text">
      <style:text-properties style:text-position="0% 100%" style:font-name-asian="OpenSymbol2" style:font-style-asian="normal" style:font-name-complex="OpenSymbol2" style:font-style-complex="normal"/>
    </style:style>
    <style:style style:name="T30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31" style:family="text">
      <style:text-properties style:text-position="0% 100%" style:font-name-asian="OpenSymbol2" style:font-size-asian="11pt" style:font-style-asian="normal" style:font-name-complex="OpenSymbol2" style:font-size-complex="11pt" style:font-style-complex="normal"/>
    </style:style>
    <style:style style:name="T32" style:family="text">
      <style:text-properties style:text-position="0% 100%" style:font-name-asian="OpenSymbol2" style:font-size-asian="12pt" style:font-style-asian="normal" style:font-name-complex="OpenSymbol2" style:font-size-complex="12pt" style:font-style-complex="normal"/>
    </style:style>
    <style:style style:name="T33" style:family="text">
      <style:text-properties style:text-position="0% 100%" style:font-name="Bitstream Vera Sans"/>
    </style:style>
    <style:style style:name="T34" style:family="text">
      <style:text-properties style:text-position="0% 100%" style:font-name="Bitstream Vera Sans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5" style:family="text">
      <style:text-properties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36" style:family="text">
      <style:text-properties style:text-position="0% 100%" style:font-name="Bitstream Vera Sans" fo:font-style="normal" style:font-name-asian="OpenSymbol2" style:font-style-asian="normal" style:font-name-complex="OpenSymbol2" style:font-style-complex="normal"/>
    </style:style>
    <style:style style:name="T37" style:family="text">
      <style:text-properties style:text-position="0% 100%" style:font-name="Bitstream Vera Sans" fo:font-style="normal" officeooo:rsid="005678df" style:font-name-asian="OpenSymbol2" style:font-style-asian="normal" style:font-name-complex="OpenSymbol2" style:font-style-complex="normal"/>
    </style:style>
    <style:style style:name="T38" style:family="text">
      <style:text-properties style:text-position="0% 100%" style:font-name="Bitstream Vera Sans" fo:font-style="normal" style:font-style-asian="normal" style:font-style-complex="normal"/>
    </style:style>
    <style:style style:name="T39" style:family="text">
      <style:text-properties style:text-position="0% 100%" style:font-name="Bitstream Vera Sans" fo:font-style="normal" officeooo:rsid="005678df" style:font-style-asian="normal" style:font-style-complex="normal"/>
    </style:style>
    <style:style style:name="T40" style:family="text">
      <style:text-properties style:text-position="0% 100%" style:font-name="Bitstream Vera Sans" officeooo:rsid="0052a3bc" style:font-name-asian="OpenSymbol2" style:font-style-asian="normal" style:font-name-complex="OpenSymbol2" style:font-style-complex="normal"/>
    </style:style>
    <style:style style:name="T41" style:family="text">
      <style:text-properties style:text-position="0% 100%" fo:font-size="10pt" officeooo:rsid="00425cb8" style:font-size-asian="10pt" style:font-size-complex="10pt"/>
    </style:style>
    <style:style style:name="T42" style:family="text">
      <style:text-properties style:text-position="0% 100%" style:font-name="OpenSymbol2" fo:font-style="normal" style:font-name-asian="OpenSymbol2" style:font-style-asian="normal" style:font-name-complex="OpenSymbol2" style:font-style-complex="normal"/>
    </style:style>
    <style:style style:name="T43" style:family="text">
      <style:text-properties style:text-position="0% 100%" fo:font-size="12pt" style:font-size-asian="12pt" style:font-size-complex="12pt"/>
    </style:style>
    <style:style style:name="T44" style:family="text">
      <style:text-properties style:text-position="0% 100%" fo:font-size="12pt" officeooo:rsid="005678df" style:font-size-asian="12pt" style:font-size-complex="12pt"/>
    </style:style>
    <style:style style:name="T45" style:family="text">
      <style:text-properties style:text-position="0% 100%" fo:font-size="12pt" officeooo:rsid="005678df" style:font-size-asian="12pt" style:font-style-asian="normal" style:font-size-complex="12pt" style:font-style-complex="normal"/>
    </style:style>
    <style:style style:name="T46" style:family="text">
      <style:text-properties style:text-position="super 58%"/>
    </style:style>
    <style:style style:name="T47" style:family="text">
      <style:text-properties style:text-position="super 58%" fo:letter-spacing="-0.004cm"/>
    </style:style>
    <style:style style:name="T48" style:family="text">
      <style:text-properties style:text-position="super 58%" fo:font-size="10pt" style:font-size-asian="10pt" style:font-style-asian="italic" style:font-size-complex="10pt" style:font-style-complex="italic"/>
    </style:style>
    <style:style style:name="T49" style:family="text">
      <style:text-properties style:text-position="super 58%" style:font-name="Bitstream Vera Sans"/>
    </style:style>
    <style:style style:name="T50" style:family="text">
      <style:text-properties style:text-position="super 58%" style:font-name="Bitstream Vera Sans" fo:font-size="10pt" fo:font-style="normal" officeooo:rsid="005678df" style:font-size-asian="10pt" style:font-style-asian="normal" style:font-size-complex="10pt" style:font-style-complex="normal"/>
    </style:style>
    <style:style style:name="T51" style:family="text">
      <style:text-properties fo:color="#000000" style:text-position="super 58%" fo:font-size="10pt" fo:font-style="normal" style:font-size-asian="10pt" style:font-style-asian="italic" style:font-size-complex="10pt" style:font-style-complex="italic"/>
    </style:style>
    <style:style style:name="T52" style:family="text"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fo:background-color="transparent" loext:char-shading-value="0" style:font-name-asian="Bitstream Vera Sans" style:font-size-asian="12pt" style:language-asian="fr" style:country-asian="FR" style:font-style-asian="italic" style:font-weight-asian="normal" style:font-name-complex="Bitstream Vera Sans" style:font-size-complex="12pt" style:font-style-complex="italic" style:font-weight-complex="normal" style:text-emphasize="none" style:text-scale="100%" style:font-relief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officeooo:rsid="01462431" fo:background-color="transparent" loext:char-shading-value="0" style:font-name-asian="Bitstream Vera Sans" style:font-size-asian="12pt" style:language-asian="fr" style:country-asian="FR" style:font-style-asian="italic" style:font-weight-asian="normal" style:font-name-complex="Bitstream Vera Sans" style:font-size-complex="12pt" style:font-style-complex="italic" style:font-weight-complex="normal" style:text-emphasize="none" style:text-scale="100%" style:font-relief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officeooo:rsid="002b5d53" fo:background-color="transparent" loext:char-shading-value="0" style:font-name-asian="Bitstream Vera Sans" style:font-size-asian="12pt" style:language-asian="fr" style:country-asian="FR" style:font-style-asian="italic" style:font-weight-asian="normal" style:font-name-complex="Bitstream Vera Sans" style:font-size-complex="12pt" style:font-style-complex="italic" style:font-weight-complex="normal" style:text-emphasize="none" style:text-scale="100%" style:font-relief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fo:background-color="transparent" loext:char-shading-value="0" style:font-name-asian="Bitstream Vera Sans" style:font-size-asian="10pt" style:language-asian="fr" style:country-asian="FR" style:font-style-asian="italic" style:font-weight-asian="normal" style:font-name-complex="Bitstream Vera Sans" style:font-size-complex="10pt" style:font-style-complex="italic" style:font-weight-complex="normal" style:text-emphasize="none" style:text-scale="100%" style:font-relief="none"/>
    </style:style>
    <style:style style:name="T56" style:family="text">
      <style:text-properties fo:color="#000000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fo:background-color="transparent" loext:char-shading-value="0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text-scale="100%" style:font-relief="none"/>
    </style:style>
    <style:style style:name="T57" style:family="text">
      <style:text-properties fo:color="#000000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officeooo:rsid="002b5d53" fo:background-color="transparent" loext:char-shading-value="0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text-scale="100%" style:font-relief="none"/>
    </style:style>
    <style:style style:name="T58" style:family="text">
      <style:text-properties fo:color="#000000" style:text-outline="false" style:text-line-through-style="none" style:text-line-through-type="none" style:text-position="super 58%" style:font-name="Bitstream Vera Sans" fo:font-size="10pt" fo:language="fr" fo:country="FR" fo:font-style="normal" fo:text-shadow="none" style:text-underline-style="none" fo:font-weight="normal" officeooo:rsid="005678df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text-scale="100%" style:font-relief="none"/>
    </style:style>
    <style:style style:name="T59" style:family="text">
      <style:text-properties fo:color="#000000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60" style:family="text">
      <style:text-properties fo:color="#000000" style:font-name="OpenSymbol2" fo:font-style="normal" style:font-size-asian="10pt" style:font-style-asian="normal" style:font-size-complex="10pt" style:font-style-complex="normal"/>
    </style:style>
    <style:style style:name="T61" style:family="text">
      <style:text-properties fo:color="#000000" fo:font-size="10pt" fo:font-style="normal" style:font-name-asian="OpenSymbol2" style:font-size-asian="10pt" style:font-style-asian="italic" style:font-name-complex="OpenSymbol2" style:font-size-complex="10pt" style:font-style-complex="italic"/>
    </style:style>
    <style:style style:name="T62" style:family="text">
      <style:text-properties fo:color="#000000" fo:font-size="10pt" fo:font-style="normal" style:font-size-asian="10pt" style:font-style-asian="italic" style:font-size-complex="10pt" style:font-style-complex="italic"/>
    </style:style>
    <style:style style:name="T63" style:family="text">
      <style:text-properties fo:color="#000000" fo:font-size="12pt" style:font-size-asian="12pt" style:font-style-asian="italic" style:font-size-complex="12pt" style:font-style-complex="italic"/>
    </style:style>
    <style:style style:name="T64" style:family="text">
      <style:text-properties fo:color="#000000" style:font-name="Bitstream Vera Sans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65" style:family="text">
      <style:text-properties fo:color="#000000" style:font-name="Bitstream Vera Sans" fo:font-size="10pt" fo:font-style="normal" style:font-size-asian="10pt" style:font-style-asian="normal" style:font-size-complex="10pt" style:font-style-complex="normal"/>
    </style:style>
    <style:style style:name="T66" style:family="text">
      <style:text-properties fo:color="#000000" style:font-name="Bitstream Vera Sans" fo:font-size="10pt" fo:font-style="normal" fo:font-weight="normal" officeooo:rsid="006e9489" fo:background-color="transparent" loext:char-shading-value="0" style:font-size-asian="12pt" style:font-style-asian="italic" style:font-size-complex="12pt" style:font-style-complex="italic"/>
    </style:style>
    <style:style style:name="T67" style:family="text">
      <style:text-properties fo:color="#000000" officeooo:rsid="005d8454"/>
    </style:style>
    <style:style style:name="T68" style:family="text">
      <style:text-properties fo:color="#000000" officeooo:rsid="006d1f0a"/>
    </style:style>
    <style:style style:name="T69" style:family="text">
      <style:text-properties fo:color="#000000" style:font-name="DejaVu Sans Mono" fo:font-size="9pt" officeooo:rsid="005e5658" style:font-name-asian="SimSun" style:font-size-asian="9pt" style:font-name-complex="Lucida Sans" style:font-size-complex="9pt"/>
    </style:style>
    <style:style style:name="T70" style:family="text">
      <style:text-properties fo:color="#000000" style:font-name="DejaVu Sans Mono" fo:font-size="9pt" style:font-size-asian="9pt" style:font-size-complex="9pt"/>
    </style:style>
    <style:style style:name="T71" style:family="text">
      <style:text-properties fo:color="#000000" style:font-name="Bitstream Vera Sans1" fo:font-size="9pt" officeooo:rsid="005e5658" style:font-name-asian="SimSun" style:font-size-asian="9pt" style:font-name-complex="Lucida Sans" style:font-size-complex="9pt"/>
    </style:style>
    <style:style style:name="T72" style:family="text">
      <style:text-properties style:font-name="Bitstream Vera Sans"/>
    </style:style>
    <style:style style:name="T73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74" style:family="text">
      <style:text-properties style:font-name="Bitstream Vera Sans" fo:font-size="10pt" fo:font-weight="normal" officeooo:rsid="002b5d53" style:font-size-asian="10pt" style:font-weight-asian="normal" style:font-size-complex="10pt" style:font-weight-complex="normal"/>
    </style:style>
    <style:style style:name="T75" style:family="text">
      <style:text-properties style:font-name="Bitstream Vera Sans" fo:font-size="10pt" officeooo:rsid="002b5d53" style:font-size-asian="10pt" style:font-size-complex="10pt"/>
    </style:style>
    <style:style style:name="T76" style:family="text">
      <style:text-properties style:font-name="Bitstream Vera Sans" fo:font-size="10pt" fo:letter-spacing="-0.004cm" fo:font-style="normal" style:font-name-asian="OpenSymbol2" style:font-size-asian="10pt" style:font-style-asian="normal" style:font-name-complex="OpenSymbol2" style:font-size-complex="10pt" style:font-style-complex="normal"/>
    </style:style>
    <style:style style:name="T77" style:family="text">
      <style:text-properties style:font-name="Bitstream Vera Sans" fo:font-size="10pt" fo:letter-spacing="-0.004cm" fo:font-style="normal" style:text-underline-style="none" style:font-name-asian="OpenSymbol2" style:font-size-asian="10pt" style:font-style-asian="normal" style:font-name-complex="OpenSymbol2" style:font-size-complex="10pt" style:font-style-complex="normal"/>
    </style:style>
    <style:style style:name="T78" style:family="text">
      <style:text-properties style:font-name="Bitstream Vera Sans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79" style:family="text">
      <style:text-properties style:font-name="Bitstream Vera Sans" fo:font-size="10pt" fo:font-style="normal" officeooo:rsid="0052a3bc" style:font-name-asian="OpenSymbol2" style:font-size-asian="10pt" style:font-style-asian="normal" style:font-name-complex="OpenSymbol2" style:font-size-complex="10pt" style:font-style-complex="normal"/>
    </style:style>
    <style:style style:name="T80" style:family="text">
      <style:text-properties style:font-name="Bitstream Vera Sans" fo:font-size="10pt" fo:font-style="normal" officeooo:rsid="005678df" style:font-name-asian="OpenSymbol2" style:font-size-asian="10pt" style:font-style-asian="normal" style:font-name-complex="OpenSymbol2" style:font-size-complex="10pt" style:font-style-complex="normal"/>
    </style:style>
    <style:style style:name="T81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82" style:family="text">
      <style:text-properties style:font-name="Bitstream Vera Sans" fo:font-style="normal" style:font-name-asian="OpenSymbol2" style:font-style-asian="normal" style:font-name-complex="OpenSymbol2" style:font-style-complex="normal"/>
    </style:style>
    <style:style style:name="T83" style:family="text">
      <style:text-properties style:font-name="Bitstream Vera Sans" fo:font-style="normal" officeooo:rsid="005678df" style:font-name-asian="OpenSymbol2" style:font-style-asian="normal" style:font-name-complex="OpenSymbol2" style:font-style-complex="normal"/>
    </style:style>
    <style:style style:name="T84" style:family="text">
      <style:text-properties style:font-name="Bitstream Vera Sans" fo:font-style="normal" style:font-style-asian="normal" style:font-style-complex="normal"/>
    </style:style>
    <style:style style:name="T85" style:family="text">
      <style:text-properties style:font-name="Bitstream Vera Sans" fo:font-style="normal" officeooo:rsid="005678df" style:font-style-asian="normal" style:font-style-complex="normal"/>
    </style:style>
    <style:style style:name="T86" style:family="text">
      <style:text-properties style:font-name="Bitstream Vera Sans" fo:font-style="normal" style:font-size-asian="10pt" style:font-style-asian="normal" style:font-size-complex="10pt" style:font-style-complex="normal"/>
    </style:style>
    <style:style style:name="T87" style:family="text">
      <style:text-properties style:font-name="Bitstream Vera Sans" fo:letter-spacing="-0.004cm" fo:font-style="normal" style:font-name-asian="OpenSymbol2" style:font-style-asian="normal" style:font-name-complex="OpenSymbol2" style:font-style-complex="normal"/>
    </style:style>
    <style:style style:name="T88" style:family="text">
      <style:text-properties style:font-name="OpenSymbol"/>
    </style:style>
    <style:style style:name="T89" style:family="text">
      <style:text-properties style:font-name="OpenSymbol" fo:font-size="10pt" fo:letter-spacing="-0.004cm" fo:font-style="normal" style:font-name-asian="OpenSymbol2" style:font-size-asian="10pt" style:font-style-asian="normal" style:font-name-complex="OpenSymbol2" style:font-size-complex="10pt" style:font-style-complex="normal"/>
    </style:style>
    <style:style style:name="T90" style:family="text">
      <style:text-properties style:font-name="OpenSymbol" fo:font-style="normal" style:font-name-asian="OpenSymbol2" style:font-style-asian="normal" style:font-name-complex="OpenSymbol2" style:font-style-complex="normal"/>
    </style:style>
    <style:style style:name="T91" style:family="text">
      <style:text-properties style:font-name="OpenSymbol" fo:font-style="normal" style:font-style-asian="normal" style:font-style-complex="normal"/>
    </style:style>
    <style:style style:name="T92" style:family="text">
      <style:text-properties fo:letter-spacing="-0.004cm"/>
    </style:style>
    <style:style style:name="T93" style:family="text">
      <style:text-properties fo:letter-spacing="-0.004cm" style:text-underline-style="solid" style:text-underline-width="auto" style:text-underline-color="font-color"/>
    </style:style>
    <style:style style:name="T94" style:family="text">
      <style:text-properties fo:letter-spacing="-0.004cm" officeooo:rsid="005e5658" style:font-name-asian="SimSun" style:font-name-complex="Lucida Sans"/>
    </style:style>
    <style:style style:name="T95" style:family="text">
      <style:text-properties fo:font-weight="normal" officeooo:rsid="002b5d53" style:font-weight-asian="normal" style:font-weight-complex="normal"/>
    </style:style>
    <style:style style:name="T96" style:family="text">
      <style:text-properties style:font-name="OpenSymbol2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OpenSymbol2" fo:font-size="10pt" fo:font-weight="normal" officeooo:rsid="002b5d53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OpenSymbol2" fo:font-size="10pt" fo:letter-spacing="-0.004cm" fo:font-style="normal" style:font-size-asian="10pt" style:font-style-asian="normal" style:font-size-complex="10pt" style:font-style-complex="normal"/>
    </style:style>
    <style:style style:name="T99" style:family="text">
      <style:text-properties style:font-name="OpenSymbol2" fo:font-size="10pt" fo:font-style="normal" style:font-size-asian="10pt" style:font-style-asian="normal" style:font-size-complex="10pt" style:font-style-complex="normal"/>
    </style:style>
    <style:style style:name="T100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01" style:family="text">
      <style:text-properties style:font-name="OpenSymbol2" fo:font-size="10pt" fo:font-style="normal" officeooo:rsid="0052a3bc" style:font-name-asian="OpenSymbol2" style:font-size-asian="10pt" style:font-style-asian="normal" style:font-name-complex="OpenSymbol2" style:font-size-complex="10pt" style:font-style-complex="normal"/>
    </style:style>
    <style:style style:name="T102" style:family="text">
      <style:text-properties style:font-name="OpenSymbol2" fo:letter-spacing="-0.004cm" fo:font-style="normal" style:font-name-asian="OpenSymbol2" style:font-style-asian="normal" style:font-name-complex="OpenSymbol2" style:font-style-complex="normal"/>
    </style:style>
    <style:style style:name="T103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04" style:family="text">
      <style:text-properties style:font-name="OpenSymbol2" fo:font-style="normal" officeooo:rsid="0052a3bc" style:font-name-asian="OpenSymbol2" style:font-style-asian="normal" style:font-name-complex="OpenSymbol2" style:font-style-complex="normal"/>
    </style:style>
    <style:style style:name="T105" style:family="text">
      <style:text-properties style:font-name="OpenSymbol2" fo:font-style="normal" style:font-style-asian="normal" style:font-style-complex="normal"/>
    </style:style>
    <style:style style:name="T106" style:family="text">
      <style:text-properties style:use-window-font-color="true"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07" style:family="text">
      <style:text-properties style:use-window-font-color="true"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officeooo:rsid="01462431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08" style:family="text">
      <style:text-properties style:use-window-font-color="true"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officeooo:rsid="002b5d53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09" style:family="text">
      <style:text-properties style:use-window-font-color="true" style:text-outline="false" style:text-line-through-style="none" style:text-line-through-type="none" style:font-name="OpenSymbol2" fo:font-size="10pt" fo:language="fr" fo:country="FR" fo:font-style="normal" style:text-underline-style="none" fo:font-weight="normal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110" style:family="text">
      <style:text-properties style:use-window-font-color="true" style:text-outline="false" style:text-line-through-style="none" style:text-line-through-type="none" style:font-name="OpenSymbol2" fo:font-size="10pt" fo:language="fr" fo:country="FR" fo:font-style="normal" style:text-underline-style="none" fo:font-weight="normal" officeooo:rsid="01462431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111" style:family="text"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fo:background-color="transparent" loext:char-shading-value="0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text-scale="100%" style:font-relief="none"/>
    </style:style>
    <style:style style:name="T112" style:family="text"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style:text-underline-style="none" fo:font-weight="normal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font-relief="none"/>
    </style:style>
    <style:style style:name="T113" style:family="text"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style:text-underline-style="none" fo:font-weight="normal" officeooo:rsid="01462431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font-relief="none"/>
    </style:style>
    <style:style style:name="T114" style:family="text">
      <style:text-properties style:use-window-font-color="true" style:text-outline="false" style:text-line-through-style="none" style:text-line-through-type="none" style:font-name="Times New Roman" fo:font-size="10pt" fo:language="fr" fo:country="FR" fo:font-style="normal" style:text-underline-style="none" fo:font-weight="normal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font-relief="none"/>
    </style:style>
    <style:style style:name="T115" style:family="text">
      <style:text-properties style:use-window-font-color="true" style:text-outline="false" style:text-line-through-style="none" style:text-line-through-type="none" style:font-name="Times New Roman" fo:font-size="10pt" fo:language="fr" fo:country="FR" fo:font-style="normal" style:text-underline-style="none" fo:font-weight="normal" officeooo:rsid="01462431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font-relief="none"/>
    </style:style>
    <style:style style:name="T116" style:family="text">
      <style:text-properties style:use-window-font-color="true" style:text-outline="false" style:text-line-through-style="none" style:text-line-through-type="none" style:font-name="Times New Roman" fo:font-size="10pt" fo:language="fr" fo:country="FR" fo:font-style="italic" style:text-underline-style="none" fo:font-weight="normal" style:font-name-asian="Bitstream Vera Sans" style:font-size-asian="10pt" style:language-asian="fr" style:country-asian="FR" style:font-style-asian="italic" style:font-weight-asian="normal" style:font-name-complex="Bitstream Vera Sans" style:font-size-complex="10pt" style:font-style-complex="italic" style:font-weight-complex="normal" style:text-emphasize="none" style:font-relief="none"/>
    </style:style>
    <style:style style:name="T117" style:family="text">
      <style:text-properties style:use-window-font-color="true" style:text-outline="false" style:text-line-through-style="none" style:text-line-through-type="none" style:font-name="Times New Roman" fo:font-size="10pt" fo:language="fr" fo:country="FR" fo:font-style="italic" style:text-underline-style="none" fo:font-weight="normal" officeooo:rsid="01462431" style:font-name-asian="Bitstream Vera Sans" style:font-size-asian="10pt" style:language-asian="fr" style:country-asian="FR" style:font-style-asian="italic" style:font-weight-asian="normal" style:font-name-complex="Bitstream Vera Sans" style:font-size-complex="10pt" style:font-style-complex="italic" style:font-weight-complex="normal" style:text-emphasize="none" style:font-relief="none"/>
    </style:style>
    <style:style style:name="T118" style:family="text">
      <style:text-properties style:use-window-font-color="true" style:text-position="0% 100%" style:font-name="OpenSymbol2" fo:font-size="10pt" fo:font-style="normal" officeooo:rsid="005386ba" style:font-name-asian="OpenSymbol2" style:font-size-asian="10pt" style:font-style-asian="normal" style:font-name-complex="OpenSymbol2" style:font-size-complex="10pt" style:font-style-complex="normal"/>
    </style:style>
    <style:style style:name="T119" style:family="text">
      <style:text-properties style:use-window-font-color="true" style:text-position="0% 100%" style:font-name="OpenSymbol2" fo:font-style="normal" officeooo:rsid="005386ba" style:font-size-asian="10pt" style:font-style-asian="normal" style:font-size-complex="10pt" style:font-style-complex="normal"/>
    </style:style>
    <style:style style:name="T120" style:family="text">
      <style:text-properties style:use-window-font-color="true" style:text-position="0% 100%" style:font-name="OpenSymbol2" fo:font-style="normal" officeooo:rsid="005386ba" style:font-name-asian="OpenSymbol2" style:font-size-asian="10pt" style:font-style-asian="normal" style:font-name-complex="OpenSymbol2" style:font-size-complex="10pt" style:font-style-complex="normal"/>
    </style:style>
    <style:style style:name="T121" style:family="text">
      <style:text-properties style:use-window-font-color="true" style:text-position="0% 100%" style:font-name="OpenSymbol2" fo:font-style="normal" officeooo:rsid="005d8454" style:font-name-asian="OpenSymbol2" style:font-size-asian="10pt" style:font-style-asian="normal" style:font-name-complex="OpenSymbol2" style:font-size-complex="10pt" style:font-style-complex="normal"/>
    </style:style>
    <style:style style:name="T122" style:family="text">
      <style:text-properties style:use-window-font-color="true" style:text-position="0% 100%" style:font-name="Bitstream Vera Sans" fo:font-size="10pt" fo:font-style="normal" officeooo:rsid="005386ba" style:font-name-asian="OpenSymbol2" style:font-size-asian="10pt" style:font-style-asian="normal" style:font-name-complex="OpenSymbol2" style:font-size-complex="10pt" style:font-style-complex="normal"/>
    </style:style>
    <style:style style:name="T123" style:family="text">
      <style:text-properties style:use-window-font-color="true" style:text-position="0% 100%" style:font-name="Bitstream Vera Sans" fo:font-size="10pt" fo:font-style="normal" officeooo:rsid="0055492c" style:font-name-asian="OpenSymbol2" style:font-size-asian="10pt" style:font-style-asian="normal" style:font-name-complex="OpenSymbol2" style:font-size-complex="10pt" style:font-style-complex="normal"/>
    </style:style>
    <style:style style:name="T124" style:family="text">
      <style:text-properties style:use-window-font-color="true" style:text-position="0% 100%" style:font-name="Bitstream Vera Sans" fo:font-size="10pt" fo:font-style="normal" officeooo:rsid="0056dc0e" style:font-name-asian="OpenSymbol2" style:font-size-asian="10pt" style:font-style-asian="normal" style:font-name-complex="OpenSymbol2" style:font-size-complex="10pt" style:font-style-complex="normal"/>
    </style:style>
    <style:style style:name="T125" style:family="text">
      <style:text-properties style:use-window-font-color="true" style:text-position="0% 100%" style:font-name="Bitstream Vera Sans" fo:font-size="10pt" fo:font-style="normal" officeooo:rsid="005386ba" style:font-size-asian="10pt" style:font-style-asian="normal" style:font-size-complex="10pt" style:font-style-complex="normal"/>
    </style:style>
    <style:style style:name="T126" style:family="text">
      <style:text-properties style:use-window-font-color="true" style:text-position="0% 100%" style:font-name="Bitstream Vera Sans" fo:font-style="normal" officeooo:rsid="005386ba" style:font-size-asian="10pt" style:font-style-asian="normal" style:font-size-complex="10pt" style:font-style-complex="normal"/>
    </style:style>
    <style:style style:name="T127" style:family="text">
      <style:text-properties style:use-window-font-color="true" style:text-position="0% 100%" style:font-name="Bitstream Vera Sans" fo:font-style="normal" officeooo:rsid="0056dc0e" style:font-size-asian="10pt" style:font-style-asian="normal" style:font-size-complex="10pt" style:font-style-complex="normal"/>
    </style:style>
    <style:style style:name="T128" style:family="text">
      <style:text-properties style:use-window-font-color="true" style:text-position="0% 100%" style:font-name="Bitstream Vera Sans" fo:font-style="normal" officeooo:rsid="005d8454" style:font-name-asian="OpenSymbol2" style:font-size-asian="10pt" style:font-style-asian="normal" style:font-name-complex="OpenSymbol2" style:font-size-complex="10pt" style:font-style-complex="normal"/>
    </style:style>
    <style:style style:name="T129" style:family="text">
      <style:text-properties style:use-window-font-color="true" style:text-position="0% 100%" style:font-name="Bitstream Vera Sans" officeooo:rsid="005386ba" style:font-size-asian="10pt" style:font-style-asian="normal" style:font-size-complex="10pt" style:font-style-complex="normal"/>
    </style:style>
    <style:style style:name="T130" style:family="text">
      <style:text-properties style:use-window-font-color="true" style:text-position="0% 100%" officeooo:rsid="005678df" style:font-size-asian="10pt" style:font-style-asian="normal" style:font-size-complex="10pt" style:font-style-complex="normal"/>
    </style:style>
    <style:style style:name="T131" style:family="text">
      <style:text-properties style:use-window-font-color="true" style:text-position="0% 100%" officeooo:rsid="005386ba" style:font-size-asian="10pt" style:font-style-asian="normal" style:font-size-complex="10pt" style:font-style-complex="normal"/>
    </style:style>
    <style:style style:name="T132" style:family="text">
      <style:text-properties style:use-window-font-color="true" style:text-position="0% 100%" fo:font-size="12pt" officeooo:rsid="005386ba" style:font-size-asian="12pt" style:font-style-asian="normal" style:font-size-complex="12pt" style:font-style-complex="normal"/>
    </style:style>
    <style:style style:name="T133" style:family="text">
      <style:text-properties style:use-window-font-color="true" style:text-position="0% 100%" fo:font-size="12pt" officeooo:rsid="0056dc0e" style:font-size-asian="12pt" style:font-style-asian="normal" style:font-size-complex="12pt" style:font-style-complex="normal"/>
    </style:style>
    <style:style style:name="T134" style:family="text">
      <style:text-properties style:use-window-font-color="true" style:text-position="0% 100%" fo:font-size="12pt" officeooo:rsid="0055492c" style:font-name-asian="OpenSymbol2" style:font-size-asian="12pt" style:font-style-asian="normal" style:font-name-complex="OpenSymbol2" style:font-size-complex="12pt" style:font-style-complex="normal"/>
    </style:style>
    <style:style style:name="T135" style:family="text">
      <style:text-properties style:use-window-font-color="true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36" style:family="text">
      <style:text-properties style:use-window-font-color="true" style:text-position="0% 100%" officeooo:rsid="006d1f0a" style:font-name-asian="OpenSymbol2" style:font-size-asian="10pt" style:font-style-asian="normal" style:font-name-complex="OpenSymbol2" style:font-size-complex="10pt" style:font-style-complex="normal"/>
    </style:style>
    <style:style style:name="T137" style:family="text">
      <style:text-properties style:use-window-font-color="true" style:text-position="0% 100%" officeooo:rsid="005d8454" style:font-name-asian="OpenSymbol2" style:font-size-asian="10pt" style:font-style-asian="normal" style:font-name-complex="OpenSymbol2" style:font-size-complex="10pt" style:font-style-complex="normal"/>
    </style:style>
    <style:style style:name="T138" style:family="text">
      <style:text-properties style:use-window-font-color="true" style:text-position="0% 100%" style:font-name="Times New Roman" fo:font-size="12pt" fo:font-style="italic" officeooo:rsid="005d8454" style:font-name-asian="OpenSymbol2" style:font-size-asian="12pt" style:font-style-asian="italic" style:font-name-complex="OpenSymbol2" style:font-size-complex="12pt" style:font-style-complex="italic"/>
    </style:style>
    <style:style style:name="T139" style:family="text">
      <style:text-properties style:use-window-font-color="true" style:text-position="0% 100%" style:font-name="Bitstream Vera Sans2" fo:font-size="10pt" fo:font-style="normal" officeooo:rsid="006d1f0a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40" style:family="text">
      <style:text-properties style:use-window-font-color="true" style:text-position="0% 100%" fo:font-size="2pt" officeooo:rsid="006d1f0a" style:font-name-asian="OpenSymbol2" style:font-size-asian="1.75pt" style:font-style-asian="normal" style:font-name-complex="OpenSymbol2" style:font-size-complex="2pt" style:font-style-complex="normal"/>
    </style:style>
    <style:style style:name="T141" style:family="text">
      <style:text-properties style:use-window-font-color="true" style:text-position="super 58%" style:font-name="Bitstream Vera Sans" fo:font-size="10pt" fo:font-style="normal" officeooo:rsid="005678df" style:font-name-asian="OpenSymbol2" style:font-size-asian="10pt" style:font-style-asian="normal" style:font-name-complex="OpenSymbol2" style:font-size-complex="10pt" style:font-style-complex="normal"/>
    </style:style>
    <style:style style:name="T142" style:family="text">
      <style:text-properties style:use-window-font-color="true" style:text-position="super 58%" style:font-name="Bitstream Vera Sans" fo:font-size="10pt" fo:font-style="normal" officeooo:rsid="005678df" style:font-size-asian="10pt" style:font-style-asian="normal" style:font-size-complex="10pt" style:font-style-complex="normal"/>
    </style:style>
    <style:style style:name="T143" style:family="text">
      <style:text-properties style:use-window-font-color="true" style:font-name="Times New Roman" fo:font-size="12pt" fo:font-style="italic" officeooo:rsid="006d1f0a" style:font-size-asian="12pt" style:font-style-asian="italic" style:font-size-complex="12pt" style:font-style-complex="italic"/>
    </style:style>
    <style:style style:name="T144" style:family="text">
      <style:text-properties style:use-window-font-color="true" officeooo:rsid="005d8454"/>
    </style:style>
    <style:style style:name="T145" style:family="text">
      <style:text-properties style:use-window-font-color="true" officeooo:rsid="006d1f0a"/>
    </style:style>
    <style:style style:name="T146" style:family="text">
      <style:text-properties style:use-window-font-color="true" style:font-name="Bitstream Vera Sans1" fo:font-size="10pt" officeooo:rsid="006d1f0a"/>
    </style:style>
    <style:style style:name="T147" style:family="text">
      <style:text-properties style:use-window-font-color="true" style:font-name="Bitstream Vera Sans1" fo:font-size="10pt" officeooo:rsid="005eee99"/>
    </style:style>
    <style:style style:name="T148" style:family="text">
      <style:text-properties style:use-window-font-color="true" officeooo:rsid="0062ff47"/>
    </style:style>
    <style:style style:name="T149" style:family="text">
      <style:text-properties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fo:background-color="transparent" loext:char-shading-value="0" style:font-name-asian="Bitstream Vera Sans" style:font-size-asian="10pt" style:language-asian="fr" style:country-asian="FR" style:font-style-asian="italic" style:font-weight-asian="normal" style:font-name-complex="Bitstream Vera Sans" style:font-size-complex="10pt" style:font-style-complex="italic" style:font-weight-complex="normal" style:text-emphasize="none" style:text-scale="100%" style:font-relief="none"/>
    </style:style>
    <style:style style:name="T150" style:family="text">
      <style:text-properties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officeooo:rsid="002b5d53" fo:background-color="transparent" loext:char-shading-value="0" style:font-name-asian="Bitstream Vera Sans" style:font-size-asian="10pt" style:language-asian="fr" style:country-asian="FR" style:font-style-asian="italic" style:font-weight-asian="normal" style:font-name-complex="Bitstream Vera Sans" style:font-size-complex="10pt" style:font-style-complex="italic" style:font-weight-complex="normal" style:text-emphasize="none" style:text-scale="100%" style:font-relief="none"/>
    </style:style>
    <style:style style:name="T151" style:family="text">
      <style:text-properties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52" style:family="text">
      <style:text-properties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officeooo:rsid="002b5d53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153" style:family="text">
      <style:text-properties style:text-outline="false" style:text-line-through-style="none" style:text-line-through-type="none" style:font-name="OpenSymbol2" fo:language="fr" fo:country="FR" fo:font-style="normal" fo:text-shadow="none" style:text-underline-style="none" fo:font-weight="normal" officeooo:rsid="006c4558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154" style:family="text">
      <style:text-properties style:text-outline="false" style:text-line-through-style="none" style:text-line-through-type="none" fo:language="fr" fo:country="FR" fo:text-shadow="none" style:text-underline-style="none" fo:font-weight="normal" officeooo:rsid="006c4558" style:font-name-asian="Bitstream Vera Sans" style:language-asian="fr" style:country-asian="FR" style:font-weight-asian="normal" style:font-name-complex="Bitstream Vera Sans" style:font-weight-complex="normal" style:text-emphasize="none" style:text-scale="100%" style:font-relief="none"/>
    </style:style>
    <style:style style:name="T155" style:family="text">
      <style:text-properties style:text-outline="false" style:text-line-through-style="none" style:text-line-through-type="none" fo:language="fr" fo:country="FR" fo:text-shadow="none" style:text-underline-style="none" fo:font-weight="normal" officeooo:rsid="002b5d53" style:font-name-asian="Bitstream Vera Sans" style:language-asian="fr" style:country-asian="FR" style:font-weight-asian="normal" style:font-name-complex="Bitstream Vera Sans" style:font-weight-complex="normal" style:text-emphasize="none" style:text-scale="100%" style:font-relief="none"/>
    </style:style>
    <style:style style:name="T156" style:family="text">
      <style:text-properties style:text-outline="false" style:text-line-through-style="none" style:text-line-through-type="none" fo:language="fr" fo:country="FR" fo:text-shadow="none" style:text-underline-style="none" fo:font-weight="normal" officeooo:rsid="006c4558" style:language-asian="fr" style:country-asian="FR" style:font-weight-asian="normal" style:font-weight-complex="normal" style:text-emphasize="none" style:text-scale="100%" style:font-relief="none"/>
    </style:style>
    <style:style style:name="T157" style:family="text">
      <style:text-properties style:text-outline="false" style:text-line-through-style="none" style:text-line-through-type="none" fo:language="fr" fo:country="FR" fo:text-shadow="none" style:text-underline-style="none" officeooo:rsid="006c4558" style:font-name-asian="Bitstream Vera Sans" style:language-asian="fr" style:country-asian="FR" style:font-weight-asian="normal" style:font-name-complex="Bitstream Vera Sans" style:font-weight-complex="normal" style:text-emphasize="none" style:text-scale="100%" style:font-relief="none"/>
    </style:style>
    <style:style style:name="T158" style:family="text">
      <style:text-properties style:text-outline="false" style:text-line-through-style="none" style:text-line-through-type="none" fo:language="fr" fo:country="FR" fo:font-style="normal" fo:text-shadow="none" style:text-underline-style="none" officeooo:rsid="006c4558" style:font-name-asian="Bitstream Vera Sans" style:language-asian="fr" style:country-asian="FR" style:font-style-asian="normal" style:font-weight-asian="normal" style:font-name-complex="Bitstream Vera Sans" style:font-style-complex="normal" style:font-weight-complex="normal" style:text-emphasize="none" style:text-scale="100%" style:font-relief="none"/>
    </style:style>
    <style:style style:name="T159" style:family="text">
      <style:text-properties style:text-outline="false" style:text-line-through-style="none" style:text-line-through-type="none" style:text-position="0% 100%" fo:font-size="10pt" fo:language="fr" fo:country="FR" style:text-underline-style="none" fo:font-weight="normal" officeooo:rsid="00425cb8" style:font-size-asian="10pt" style:language-asian="fr" style:country-asian="FR" style:font-weight-asian="normal" style:font-size-complex="10pt" style:font-weight-complex="normal" style:text-emphasize="none" style:font-relief="none"/>
    </style:style>
    <style:style style:name="T160" style:family="text">
      <style:text-properties fo:color="#ffa76c" style:text-outline="false" style:text-line-through-style="none" style:text-line-through-type="none" style:font-name="OpenSymbol2" fo:font-size="10pt" fo:language="fr" fo:country="FR" fo:font-style="normal" style:text-underline-style="none" fo:font-weight="normal" style:font-name-asian="Bitstream Vera Sans" style:font-size-asian="10pt" style:language-asian="fr" style:country-asian="FR" style:font-style-asian="normal" style:font-weight-asian="bold" style:font-name-complex="Bitstream Vera Sans" style:font-size-complex="10pt" style:font-style-complex="normal" style:font-weight-complex="bold" style:text-emphasize="none" style:font-relief="none"/>
    </style:style>
    <style:style style:name="T161" style:family="text">
      <style:text-properties fo:color="#ffa76c" style:text-outline="false" style:text-line-through-style="none" style:text-line-through-type="none" style:font-name="Times New Roman" fo:font-size="10pt" fo:language="fr" fo:country="FR" fo:font-style="normal" style:text-underline-style="none" fo:font-weight="normal" style:font-name-asian="Bitstream Vera Sans" style:font-size-asian="10pt" style:language-asian="fr" style:country-asian="FR" style:font-style-asian="normal" style:font-weight-asian="normal" style:font-name-complex="Bitstream Vera Sans" style:font-size-complex="10pt" style:font-style-complex="normal" style:font-weight-complex="normal" style:text-emphasize="none" style:font-relief="none"/>
    </style:style>
    <style:style style:name="T162" style:family="text">
      <style:text-properties fo:color="#ffa76c" style:text-outline="false" style:text-line-through-style="none" style:text-line-through-type="none" style:font-name="Times New Roman" fo:font-size="10pt" fo:language="fr" fo:country="FR" fo:font-style="italic" style:text-underline-style="none" fo:font-weight="normal" style:font-name-asian="Bitstream Vera Sans" style:font-size-asian="10pt" style:language-asian="fr" style:country-asian="FR" style:font-style-asian="italic" style:font-weight-asian="bold" style:font-name-complex="Bitstream Vera Sans" style:font-size-complex="10pt" style:font-style-complex="italic" style:font-weight-complex="bold" style:text-emphasize="none" style:font-relief="none"/>
    </style:style>
    <style:style style:name="T163" style:family="text">
      <style:text-properties fo:color="#ffa76c" style:text-outline="false" style:text-line-through-style="none" style:text-line-through-type="none" style:font-name="Times New Roman" fo:font-size="12pt" fo:language="fr" fo:country="FR" fo:font-style="italic" style:text-underline-style="none" fo:font-weight="bold" officeooo:rsid="01462431" style:font-name-asian="Bitstream Vera Sans" style:font-size-asian="12pt" style:language-asian="fr" style:country-asian="FR" style:font-style-asian="italic" style:font-weight-asian="bold" style:font-name-complex="Bitstream Vera Sans" style:font-size-complex="12pt" style:font-style-complex="italic" style:font-weight-complex="bold" style:text-emphasize="none" style:font-relief="none"/>
    </style:style>
    <style:style style:name="T164" style:family="text">
      <style:text-properties fo:color="#ffa76c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bold" officeooo:rsid="01462431" fo:background-color="transparent" loext:char-shading-value="0" style:font-name-asian="Bitstream Vera Sans" style:font-size-asian="12pt" style:language-asian="fr" style:country-asian="FR" style:font-style-asian="italic" style:font-weight-asian="bold" style:font-name-complex="Bitstream Vera Sans" style:font-size-complex="12pt" style:font-style-complex="italic" style:font-weight-complex="bold" style:text-emphasize="none" style:text-scale="100%" style:font-relief="none"/>
    </style:style>
    <style:style style:name="T165" style:family="text">
      <style:text-properties fo:color="#6fb544" style:text-outline="false" style:text-line-through-style="none" style:text-line-through-type="none" style:font-name="Times New Roman" fo:font-size="10pt" fo:language="fr" fo:country="FR" fo:font-style="italic" style:text-underline-style="none" fo:font-weight="normal" style:font-name-asian="Bitstream Vera Sans" style:font-size-asian="10pt" style:language-asian="fr" style:country-asian="FR" style:font-style-asian="italic" style:font-weight-asian="bold" style:font-name-complex="Bitstream Vera Sans" style:font-size-complex="10pt" style:font-style-complex="italic" style:font-weight-complex="bold" style:text-emphasize="none" style:font-relief="none"/>
    </style:style>
    <style:style style:name="T166" style:family="text">
      <style:text-properties style:font-name="Times New Roman" fo:font-size="12pt" fo:letter-spacing="-0.004cm" fo:font-style="italic" style:font-size-asian="12pt" style:font-style-asian="italic" style:font-size-complex="12pt" style:font-style-complex="italic"/>
    </style:style>
    <style:style style:name="T167" style:family="text">
      <style:text-properties style:font-name="Times New Roman" fo:font-size="12pt" fo:letter-spacing="-0.004cm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6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9" style:family="text">
      <style:text-properties style:font-name="Times New Roman" fo:font-size="12pt" fo:font-style="italic" officeooo:rsid="006d1f0a" style:font-size-asian="12pt" style:font-style-asian="italic" style:font-size-complex="12pt" style:font-style-complex="italic"/>
    </style:style>
    <style:style style:name="T170" style:family="text">
      <style:text-properties style:font-name="Times New Roman" fo:font-size="11pt" fo:letter-spacing="-0.004cm" fo:font-style="normal" style:font-size-asian="11pt" style:font-style-asian="normal" style:font-size-complex="11pt" style:font-style-complex="normal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size="10pt" style:font-size-asian="10pt" style:font-style-asian="italic" style:font-size-complex="10pt" style:font-style-complex="italic"/>
    </style:style>
    <style:style style:name="T173" style:family="text">
      <style:text-properties officeooo:rsid="005678df"/>
    </style:style>
    <style:style style:name="T174" style:family="text">
      <style:text-properties officeooo:rsid="006d1f0a"/>
    </style:style>
    <style:style style:name="T175" style:family="text">
      <style:text-properties officeooo:rsid="006e9489"/>
    </style:style>
    <style:style style:name="T176" style:family="text">
      <style:text-properties style:font-name="Bitstream Vera Sans1" fo:font-size="10pt" fo:letter-spacing="-0.004cm" officeooo:rsid="0058a78e"/>
    </style:style>
    <style:style style:name="T177" style:family="text">
      <style:text-properties style:font-name="Bitstream Vera Sans1" fo:letter-spacing="-0.004cm" officeooo:rsid="005e5658" style:font-name-asian="SimSun" style:font-name-complex="Lucida Sans"/>
    </style:style>
    <style:style style:name="T178" style:family="text">
      <style:text-properties style:font-name="Bitstream Vera Sans1" officeooo:rsid="005e5658" style:font-name-asian="SimSun" style:font-name-complex="Lucida Sans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officeooo:rsid="00612b52" style:font-weight-asian="bold" style:font-weight-complex="bold"/>
    </style:style>
    <style:style style:name="T181" style:family="text">
      <style:text-properties style:font-name="DejaVu Sans Mono" fo:font-size="9pt" style:font-size-asian="9pt" style:font-size-complex="9pt"/>
    </style:style>
    <style:style style:name="T182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83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55cm">
          <style:column style:rel-width="32767*" fo:start-indent="0cm" fo:end-indent="0.275cm"/>
          <style:column style:rel-width="32768*" fo:start-indent="0.27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g text:anchor-type="paragraph" draw:z-index="7" draw:name="Forme5" draw:style-name="gr1"><draw:custom-shape draw:style-name="gr2" draw:text-style-name="P70" svg:width="3.964cm" svg:height="0.641cm" draw:transform="skewX (0.00279252680319092) rotate (0.0872664625997165) translate (-0.370416666666667cm -0.0934861111111111cm)"><text:p text:style-name="P69"><text:span text:style-name="T18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2.743cm"><text:section text:style-name="Sect1" text:name="Section8"><text:p text:style-name="P28"/><text:p text:style-name="P40"><text:span text:style-name="T75">F</text:span><text:span text:style-name="T74">actorise : F </text:span><text:span text:style-name="_5f_opensymbol"><text:span text:style-name="T97"></text:span></text:span><text:span text:style-name="_5f_BVS"><text:span text:style-name="T95"> </text:span></text:span><text:span text:style-name="T108">−</text:span><text:span text:style-name="_5f_correction"><text:span text:style-name="T54">x</text:span></text:span><text:span text:style-name="_5f_variable"><text:span text:style-name="T58">2</text:span></text:span><text:span text:style-name="T150"> </text:span><text:span text:style-name="T152"></text:span><text:span text:style-name="T57"> 3</text:span><text:span text:style-name="_5f_correction"><text:span text:style-name="T54">x</text:span></text:span><text:span text:style-name="_5f_BVS"><text:span text:style-name="T155"> </text:span></text:span><text:span text:style-name="_5f_BVS"><text:span text:style-name="T154">et G </text:span></text:span><text:span text:style-name="_5f_Symbole"><text:span text:style-name="T156">=</text:span></text:span><text:span text:style-name="_5f_BVS"><text:span text:style-name="T154"> 15 </text:span></text:span><text:span text:style-name="_5f_BVS"><text:span text:style-name="T153"></text:span></text:span><text:span text:style-name="_5f_BVS"><text:span text:style-name="T154"> 3</text:span></text:span><text:span text:style-name="_5f_variables"><text:span text:style-name="T157">x</text:span></text:span><text:span text:style-name="_5f_variables"><text:span text:style-name="T158">.</text:span></text:span></text:p><text:p text:style-name="P35"><text:span text:style-name="Bold_5f_niv2">Correction</text:span></text:p><text:p text:style-name="P9"><text:span text:style-name="_5f_correction"><text:span text:style-name="T73">F </text:span></text:span><text:span text:style-name="_5f_opensymbol"><text:span text:style-name="T96"></text:span></text:span><text:span text:style-name="_5f_correction"><text:span text:style-name="T111"> </text:span></text:span><text:span text:style-name="_5f_correction"><text:span text:style-name="T106">−</text:span></text:span><text:span text:style-name="_5f_correction"><text:span text:style-name="T52">x</text:span></text:span><text:span text:style-name="_5f_variable"><text:span text:style-name="T58">2</text:span></text:span><text:span text:style-name="_5f_correction"><text:span text:style-name="T149"> </text:span></text:span><text:span text:style-name="_5f_correction"><text:span text:style-name="T151"></text:span></text:span><text:span text:style-name="_5f_correction"><text:span text:style-name="T56"> 3</text:span></text:span><text:span text:style-name="_5f_correction"><text:span text:style-name="T52">x</text:span></text:span><text:span text:style-name="_5f_correction"><text:span text:style-name="T55">.</text:span></text:span></text:p><text:p text:style-name="P8"><text:span text:style-name="_5f_correction"><text:span text:style-name="T112">F</text:span></text:span><text:span text:style-name="_5f_correction"><text:span text:style-name="T114"> </text:span></text:span><text:span text:style-name="_5f_Symbole"><text:span text:style-name="T159">=</text:span></text:span><text:span text:style-name="_5f_correction"><text:span text:style-name="T114"> (</text:span></text:span><text:span text:style-name="_5f_correction"><text:span text:style-name="T109">−</text:span></text:span><text:span text:style-name="_5f_correction"><text:span text:style-name="T52">x</text:span></text:span><text:span text:style-name="_5f_correction"><text:span text:style-name="T114">)</text:span></text:span><text:span text:style-name="_5f_correction"><text:span text:style-name="T116"> </text:span></text:span><text:span text:style-name="_5f_correction"><text:span text:style-name="T160">×</text:span></text:span><text:span text:style-name="_5f_correction"><text:span text:style-name="T161"> </text:span></text:span><text:span text:style-name="_5f_correction"><text:span text:style-name="T163">x</text:span></text:span><text:span text:style-name="_5f_correction"><text:span text:style-name="T165"> </text:span></text:span><text:span text:style-name="_5f_correction"><text:span text:style-name="T106"></text:span></text:span><text:span text:style-name="_5f_correction"><text:span text:style-name="T114"> </text:span></text:span><text:span text:style-name="_5f_correction"><text:span text:style-name="T112">3</text:span></text:span><text:span text:style-name="_5f_correction"><text:span text:style-name="T114"> </text:span></text:span><text:span text:style-name="_5f_correction"><text:span text:style-name="T160">×</text:span></text:span><text:span text:style-name="_5f_correction"><text:span text:style-name="T161"> </text:span></text:span><text:span text:style-name="_5f_correction"><text:span text:style-name="T162"> </text:span></text:span><text:span text:style-name="_5f_correction"><text:span text:style-name="T163">x</text:span></text:span></text:p><text:p text:style-name="P8"><text:span text:style-name="_5f_correction"><text:span text:style-name="T113">F </text:span></text:span><text:span text:style-name="_5f_Symbole"><text:span text:style-name="T159">=</text:span></text:span><text:span text:style-name="_5f_correction"><text:span text:style-name="T115"> </text:span></text:span><text:span text:style-name="_5f_correction"><text:span text:style-name="T164">x</text:span></text:span><text:span text:style-name="_5f_correction"><text:span text:style-name="T113">(</text:span></text:span><text:span text:style-name="_5f_correction"><text:span text:style-name="T110">−</text:span></text:span><text:span text:style-name="_5f_correction"><text:span text:style-name="T53">x</text:span></text:span><text:span text:style-name="_5f_correction"><text:span text:style-name="T117"> </text:span></text:span><text:span text:style-name="_5f_correction"><text:span text:style-name="T107"></text:span></text:span><text:span text:style-name="_5f_correction"><text:span text:style-name="T113"> 3)</text:span></text:span></text:p><text:p text:style-name="P7"><text:span text:style-name="Police_20_par_20_défaut"><text:span text:style-name="T16"/></text:span></text:p><text:p text:style-name="P7"><text:span text:style-name="Police_20_par_20_défaut"><text:span text:style-name="T17">G </text:span></text:span><text:span text:style-name="_5f_Symbole"><text:span text:style-name="T28">=</text:span></text:span><text:span text:style-name="Police_20_par_20_défaut"><text:span text:style-name="T17"> </text:span></text:span><text:span text:style-name="_5f_BVS"><text:span text:style-name="T22">15 </text:span></text:span><text:span text:style-name="_5f_BVS"><text:span text:style-name="T25"></text:span></text:span><text:span text:style-name="_5f_BVS"><text:span text:style-name="T22"> 3</text:span></text:span><text:span text:style-name="_5f_variables"><text:span text:style-name="T23">x</text:span></text:span></text:p><text:p text:style-name="P7"><text:span text:style-name="Police_20_par_20_défaut"><text:span text:style-name="T12">G </text:span></text:span><text:span text:style-name="_5f_Symbole"><text:span text:style-name="T18">=</text:span></text:span><text:span text:style-name="Police_20_par_20_défaut"><text:span text:style-name="T12"> 5</text:span></text:span><text:span text:style-name="Police_20_par_20_défaut"><text:span text:style-name="T13"> </text:span></text:span><text:span text:style-name="Police_20_par_20_défaut"><text:span text:style-name="T15">×</text:span></text:span><text:span text:style-name="Police_20_par_20_défaut"><text:span text:style-name="T12"> </text:span></text:span><text:span text:style-name="Bold_5f_niv2"><text:span text:style-name="T19">3</text:span></text:span><text:span text:style-name="_5f_BVS"><text:span text:style-name="T22"> </text:span></text:span><text:span text:style-name="_5f_BVS"><text:span text:style-name="T25"></text:span></text:span><text:span text:style-name="_5f_BVS"><text:span text:style-name="T22"> </text:span></text:span><text:span text:style-name="Bold_5f_niv2"><text:span text:style-name="T24">3</text:span></text:span><text:span text:style-name="_5f_BVS"><text:span text:style-name="T26"> </text:span></text:span><text:span text:style-name="_5f_BVS"><text:span text:style-name="T27">×</text:span></text:span><text:span text:style-name="_5f_BVS"><text:span text:style-name="T21"> </text:span></text:span><text:span text:style-name="_5f_variables"><text:span text:style-name="T23">x</text:span></text:span></text:p><text:p text:style-name="P6"><text:span text:style-name="Police_20_par_20_défaut"><text:span text:style-name="T14">G </text:span></text:span><text:span text:style-name="_5f_Symbole"><text:span text:style-name="T18">=</text:span></text:span><text:span text:style-name="Police_20_par_20_défaut"><text:span text:style-name="T14"> </text:span></text:span><text:span text:style-name="Bold_5f_niv2"><text:span text:style-name="T20">3</text:span></text:span><text:span text:style-name="_5f_BVS"><text:span text:style-name="T22"> </text:span></text:span><text:span text:style-name="_5f_BVS"><text:span text:style-name="T21">(5</text:span></text:span><text:span text:style-name="_5f_BVS"><text:span text:style-name="T22"> </text:span></text:span><text:span text:style-name="_5f_BVS"><text:span text:style-name="T25"></text:span></text:span><text:span text:style-name="_5f_BVS"><text:span text:style-name="T22"> </text:span></text:span><text:span text:style-name="_5f_variables"><text:span text:style-name="T23">x</text:span></text:span><text:span text:style-name="_5f_BVS"><text:span text:style-name="T22">)</text:span></text:span></text:p></text:section></draw:text-box></draw:frame></text:p>
      <text:list xml:id="list2714923852" text:style-name="Num_5f_Exo">
        <text:list-item>
          <text:p text:style-name="P60"><text:span text:style-name="T92"> </text:span><text:span text:style-name="T176">R</text:span><text:span text:style-name="T92">ecopie chaque expression en faisant apparaître un facteur commun comme dans l’exemple</text:span><text:span text:style-name="T76"> </text:span><text:span text:style-name="T92">: 6</text:span><text:span text:style-name="T166">x</text:span><text:span text:style-name="T47">2</text:span><text:span text:style-name="T87"> </text:span><text:span text:style-name="T102"></text:span><text:span text:style-name="T76"> </text:span><text:span text:style-name="T92">4</text:span><text:span text:style-name="T166">x</text:span><text:span text:style-name="T76"> </text:span><text:span text:style-name="T98">=</text:span><text:span text:style-name="T76"> </text:span><text:span text:style-name="T93">2</text:span><text:span text:style-name="T167">x</text:span><text:span text:style-name="T77"> </text:span><text:span text:style-name="T89">×</text:span><text:span text:style-name="T170"> </text:span><text:span text:style-name="T92">3</text:span><text:span text:style-name="T166">x</text:span><text:span text:style-name="T76">  </text:span><text:span text:style-name="T93">2</text:span><text:span text:style-name="T167">x</text:span><text:span text:style-name="T77"> </text:span><text:span text:style-name="T89">×</text:span><text:span text:style-name="T170"> </text:span><text:span text:style-name="T92">2.</text:span></text:p>
        </text:list-item>
      </text:list>
      <text:list xml:id="list564730190" text:style-name="liste_5f_abc">
        <text:list-item>
          <text:p text:style-name="P63">13<text:span text:style-name="T82"> </text:span><text:span text:style-name="T90">×</text:span><text:span text:style-name="T171"> </text:span>4,5<text:span text:style-name="T78"> </text:span><text:span text:style-name="T103"></text:span><text:span text:style-name="T78"> </text:span>4,5<text:span text:style-name="T82"> </text:span><text:span text:style-name="T90">×</text:span><text:span text:style-name="T171"> </text:span><text:span text:style-name="T168">x</text:span><text:span text:style-name="_5f_variable"><text:span text:style-name="T81"> </text:span></text:span><text:span text:style-name="T99">=</text:span><text:span text:style-name="_5f_variable"><text:span text:style-name="T81"> </text:span></text:span><text:span text:style-name="_5f_pointillés_20_gris"><text:span text:style-name="T31"><text:tab/></text:span></text:span></text:p>
        </text:list-item>
        <text:list-item>
          <text:p text:style-name="P62">5<text:span text:style-name="T168">x</text:span><text:span text:style-name="T78"> </text:span><text:span text:style-name="T100">−</text:span><text:span text:style-name="T78"> </text:span>4<text:span text:style-name="T168">x</text:span><text:span text:style-name="T78"> </text:span><text:span text:style-name="T100"></text:span><text:span text:style-name="_5f_variable"><text:span text:style-name="T78"> </text:span></text:span>3<text:span text:style-name="T168">x</text:span><text:span text:style-name="_5f_variable"><text:span text:style-name="T78"> </text:span></text:span><text:span text:style-name="T99">=</text:span><text:span text:style-name="_5f_variable"><text:span text:style-name="T81"> </text:span></text:span><text:span text:style-name="_5f_pointillés_20_gris"><text:span text:style-name="T31"><text:tab/></text:span></text:span></text:p>
        </text:list-item>
        <text:list-item>
          <text:p text:style-name="P62">7<text:span text:style-name="_5f_variable"><text:span text:style-name="T6">a</text:span></text:span><text:span text:style-name="_5f_variable"><text:span text:style-name="T78"> </text:span></text:span><text:span text:style-name="_5f_variable"><text:span text:style-name="T100"></text:span></text:span><text:span text:style-name="_5f_variable"><text:span text:style-name="T78"> </text:span></text:span><text:span text:style-name="_5f_variable"><text:span text:style-name="T6">a</text:span></text:span><text:span text:style-name="T46">2</text:span><text:span text:style-name="T36"> </text:span><text:span text:style-name="T42">−</text:span><text:span text:style-name="T34"> </text:span>6<text:span text:style-name="_5f_variable"><text:span text:style-name="T6">a</text:span></text:span><text:span text:style-name="_5f_variable"><text:span text:style-name="T81"> </text:span></text:span><text:span text:style-name="_5f_variable"><text:span text:style-name="T99">=</text:span></text:span><text:span text:style-name="_5f_variable"><text:span text:style-name="T81"> </text:span></text:span><text:span text:style-name="_5f_pointillés_20_gris"><text:span text:style-name="T32"><text:tab/></text:span></text:span></text:p>
        </text:list-item>
        <text:list-item>
          <text:p text:style-name="P62"><text:span text:style-name="corps"><text:span text:style-name="T172">9</text:span></text:span><text:span text:style-name="_5f_variable"><text:span text:style-name="T6">y</text:span></text:span><text:span text:style-name="corps"><text:span text:style-name="T48">2</text:span></text:span><text:span text:style-name="corps"><text:span text:style-name="T78"> </text:span></text:span><text:span text:style-name="corps"><text:span text:style-name="T100">−</text:span></text:span><text:span text:style-name="corps"><text:span text:style-name="T78"> </text:span></text:span><text:span text:style-name="corps"><text:span text:style-name="T172">6</text:span></text:span><text:span text:style-name="_5f_variable"><text:span text:style-name="T6">y</text:span></text:span><text:span text:style-name="_5f_variable"><text:span text:style-name="T78"> </text:span></text:span><text:span text:style-name="_5f_variable"><text:span text:style-name="T100"></text:span></text:span><text:span text:style-name="_5f_variable"><text:span text:style-name="T78"> </text:span></text:span><text:span text:style-name="corps"><text:span text:style-name="T172">3</text:span></text:span><text:span text:style-name="_5f_variable"><text:span text:style-name="T6">y</text:span></text:span><text:span text:style-name="corps"><text:span text:style-name="T81"> </text:span></text:span><text:span text:style-name="corps"><text:span text:style-name="T99">=</text:span></text:span><text:span text:style-name="corps"><text:span text:style-name="T81"> </text:span></text:span><text:span text:style-name="_5f_pointillés_20_gris"><text:span text:style-name="T30"><text:tab/></text:span></text:span></text:p>
        </text:list-item>
        <text:list-item>
          <text:p text:style-name="P62">12<text:span text:style-name="T168">x</text:span><text:span text:style-name="T46">2</text:span><text:span text:style-name="T82"> </text:span><text:span text:style-name="T103"></text:span><text:span text:style-name="T78"> </text:span>6<text:span text:style-name="T168">x</text:span><text:span text:style-name="T78"> </text:span><text:span text:style-name="T100"></text:span><text:span text:style-name="T78"> </text:span><text:span text:style-name="T81">18</text:span><text:span text:style-name="T78"> </text:span><text:span text:style-name="_5f_Symbole"><text:span text:style-name="T41">=</text:span></text:span><text:span text:style-name="T84"> </text:span><text:span text:style-name="_5f_pointillés_20_gris"><text:span text:style-name="T30"><text:tab/></text:span></text:span></text:p>
        </text:list-item>
        <text:list-item>
          <text:p text:style-name="P62"><text:span text:style-name="corps"><text:span text:style-name="T59">−</text:span></text:span><text:span text:style-name="corps"><text:span text:style-name="T61">2</text:span></text:span><text:span text:style-name="_5f_variable"><text:span text:style-name="T63">n</text:span></text:span><text:span text:style-name="corps"><text:span text:style-name="T51">2</text:span></text:span><text:span text:style-name="corps"><text:span text:style-name="T64"> </text:span></text:span><text:span text:style-name="corps"><text:span text:style-name="T59">−</text:span></text:span><text:span text:style-name="corps"><text:span text:style-name="T64"> </text:span></text:span><text:span text:style-name="corps"><text:span text:style-name="T61">4</text:span></text:span><text:span text:style-name="_5f_variable"><text:span text:style-name="T63">n</text:span></text:span><text:span text:style-name="_5f_variable"><text:span text:style-name="T64"> </text:span></text:span><text:span text:style-name="corps"><text:span text:style-name="T59">−</text:span></text:span><text:span text:style-name="_5f_variable"><text:span text:style-name="T64"> </text:span></text:span><text:span text:style-name="corps"><text:span text:style-name="T62">6</text:span></text:span><text:span text:style-name="corps"><text:span text:style-name="T65"> </text:span></text:span><text:span text:style-name="_5f_pointillés_20_gris"><text:span text:style-name="T60">=</text:span></text:span><text:span text:style-name="_5f_pointillés_20_gris"><text:span text:style-name="T86"> </text:span></text:span><text:span text:style-name="_5f_pointillés_20_gris"><text:span text:style-name="T30"><text:tab/></text:span></text:span></text:p>
        </text:list-item>
        <text:list-item>
          <text:p text:style-name="P62"><text:span text:style-name="corps"><text:span text:style-name="T62">1,7</text:span></text:span><text:span text:style-name="_5f_variable"><text:span text:style-name="T63">y</text:span></text:span><text:span text:style-name="corps"><text:span text:style-name="T51">2</text:span></text:span><text:span text:style-name="corps"><text:span text:style-name="T64"> </text:span></text:span><text:span text:style-name="corps"><text:span text:style-name="T59">−</text:span></text:span><text:span text:style-name="corps"><text:span text:style-name="T64"> </text:span></text:span><text:span text:style-name="corps"><text:span text:style-name="T61">3,4</text:span></text:span><text:span text:style-name="_5f_variable"><text:span text:style-name="T63">y</text:span></text:span><text:span text:style-name="_5f_variable"><text:span text:style-name="T64"> </text:span></text:span><text:span text:style-name="_5f_pointillés_20_gris"><text:span text:style-name="T60">=</text:span></text:span><text:span text:style-name="_5f_pointillés_20_gris"><text:span text:style-name="T86"> </text:span></text:span><text:span text:style-name="_5f_pointillés_20_gris"><text:span text:style-name="T30"><text:tab/></text:span></text:span></text:p>
        </text:list-item>
      </text:list>
      <text:list xml:id="list172840907594688" text:continue-list="list2714923852" text:style-name="Num_5f_Exo">
        <text:list-item>
          <text:h text:style-name="P50" text:outline-level="1"> Factorise chaque expression.</text:h>
        </text:list-item>
      </text:list>
      <text:section text:style-name="Sect2" text:name="Section1">
        <text:p text:style-name="P31">A <text:span text:style-name="T105">=</text:span> 16 <text:span text:style-name="T88">×</text:span> 4,7<text:span text:style-name="T82"> </text:span><text:span text:style-name="T104"></text:span><text:span text:style-name="T82"> </text:span><text:span text:style-name="T83">4</text:span> <text:span text:style-name="T88">×</text:span> 4,7<text:span text:style-name="_5f_variable"><text:span text:style-name="T4"> 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6"><text:span text:style-name="T84">B </text:span><text:span text:style-name="T105">=</text:span><text:span text:style-name="T84"> 3 </text:span><text:span text:style-name="T91">×</text:span><text:span text:style-name="T84"> </text:span><text:span text:style-name="_5f_variable"><text:span text:style-name="T7">x</text:span></text:span><text:span text:style-name="T84"> </text:span><text:span text:style-name="T104"></text:span><text:span text:style-name="T84"> 3 </text:span><text:span text:style-name="T91">×</text:span><text:span text:style-name="T84"> 2 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0"><text:span text:style-name="T84">C </text:span><text:span text:style-name="T105">=</text:span><text:span text:style-name="T84"> </text:span><text:span text:style-name="T72">25</text:span><text:span text:style-name="_5f_variable"><text:span text:style-name="T4">m</text:span></text:span><text:span text:style-name="_5f_variable"><text:span text:style-name="T78"> </text:span></text:span><text:span text:style-name="_5f_variable"><text:span text:style-name="T101"></text:span></text:span><text:span text:style-name="_5f_variable"><text:span text:style-name="T79"> </text:span></text:span><text:span text:style-name="T72">15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7"><text:span text:style-name="T84">D </text:span><text:span text:style-name="T105">=</text:span><text:span text:style-name="T84"> 6</text:span><text:span text:style-name="_5f_variable"><text:span text:style-name="T7">y</text:span></text:span><text:span text:style-name="_5f_variable"><text:span text:style-name="T78"> </text:span></text:span><text:span text:style-name="_5f_variable"><text:span text:style-name="T101"></text:span></text:span><text:span text:style-name="_5f_variable"><text:span text:style-name="T79"> </text:span></text:span><text:span text:style-name="_5f_variable"><text:span text:style-name="T80">6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list xml:id="list172841420972916" text:continue-numbering="true" text:style-name="Num_5f_Exo">
        <text:list-item>
          <text:h text:style-name="P51" text:outline-level="1"> Factorise chaque expression suivante.</text:h>
        </text:list-item>
      </text:list>
      <text:section text:style-name="Sect2" text:name="Section3">
        <text:p text:style-name="P32"><text:span text:style-name="T173">E</text:span> <text:span text:style-name="T105">=</text:span> 16 <text:span text:style-name="T88">×</text:span> 4,<text:span text:style-name="T173">9</text:span><text:span text:style-name="T82"> </text:span><text:span text:style-name="_5f_variable"><text:span text:style-name="T118">−</text:span></text:span><text:span text:style-name="T82"> </text:span>6 <text:span text:style-name="T88">×</text:span> 4,<text:span text:style-name="T173">9</text:span><text:span text:style-name="_5f_variable"><text:span text:style-name="T5"> 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8"><text:span text:style-name="T85">F</text:span><text:span text:style-name="T84"> </text:span><text:span text:style-name="T105">=</text:span><text:span text:style-name="T84"> 3</text:span><text:span text:style-name="_5f_variable"><text:span text:style-name="T7">x</text:span></text:span><text:span text:style-name="T84"> </text:span><text:span text:style-name="_5f_variable"><text:span text:style-name="T118">−</text:span></text:span><text:span text:style-name="_5f_variable"><text:span text:style-name="T40"> </text:span></text:span><text:span text:style-name="_5f_variable"><text:span text:style-name="T37">9</text:span></text:span><text:span text:style-name="T84"> 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29"><text:span text:style-name="T85">G</text:span><text:span text:style-name="T84"> </text:span><text:span text:style-name="T105">=</text:span><text:span text:style-name="T84"> </text:span><text:span text:style-name="T85">4</text:span><text:span text:style-name="T72">5</text:span><text:span text:style-name="_5f_variable"><text:span text:style-name="T5">y</text:span></text:span><text:span text:style-name="_5f_variable"><text:span text:style-name="T80"> </text:span></text:span><text:span text:style-name="_5f_variable"><text:span text:style-name="T118">−</text:span></text:span><text:span text:style-name="_5f_variable"><text:span text:style-name="T122"> </text:span></text:span><text:span text:style-name="T72">15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9"><text:span text:style-name="T85">H</text:span><text:span text:style-name="T84"> </text:span><text:span text:style-name="T105">=</text:span><text:span text:style-name="T84"> </text:span><text:span text:style-name="T85">31</text:span><text:span text:style-name="_5f_variable"><text:span text:style-name="T8">z</text:span></text:span><text:span text:style-name="_5f_variable"><text:span text:style-name="T80"> </text:span></text:span><text:span text:style-name="_5f_variable"><text:span text:style-name="T118">−</text:span></text:span><text:span text:style-name="_5f_variable"><text:span text:style-name="T122"> </text:span></text:span><text:span text:style-name="_5f_variable"><text:span text:style-name="T80">31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list xml:id="list172841370658269" text:continue-numbering="true" text:style-name="Num_5f_Exo">
        <text:list-item>
          <text:h text:style-name="P52" text:outline-level="1"> Factorise chaque expression suivante.</text:h>
        </text:list-item>
      </text:list>
      <text:section text:style-name="Sect2" text:name="Section4">
        <text:p text:style-name="P49"><text:span text:style-name="T85">A</text:span><text:span text:style-name="T84"> </text:span><text:span text:style-name="T105">=</text:span><text:span text:style-name="T84"> </text:span><text:span text:style-name="T72">4</text:span><text:span text:style-name="_5f_variable"><text:span text:style-name="T4">a</text:span></text:span><text:span text:style-name="_5f_variable"><text:span text:style-name="T50">2</text:span></text:span><text:span text:style-name="T33"> </text:span><text:span text:style-name="_5f_variable"><text:span text:style-name="T118"></text:span></text:span><text:span text:style-name="T33"> 3</text:span><text:span text:style-name="_5f_variable"><text:span text:style-name="T43">a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4"><text:span text:style-name="T85">B</text:span><text:span text:style-name="T84"> </text:span><text:span text:style-name="T105">=</text:span><text:span text:style-name="T84"> </text:span><text:span text:style-name="_5f_variable"><text:span text:style-name="T38">2</text:span></text:span><text:span text:style-name="_5f_variable"><text:span text:style-name="T43">t</text:span></text:span><text:span text:style-name="_5f_variable"><text:span text:style-name="T50">2</text:span></text:span><text:span text:style-name="_5f_variable"><text:span text:style-name="T38"> </text:span></text:span><text:span text:style-name="_5f_variable"><text:span text:style-name="T118"></text:span></text:span><text:span text:style-name="_5f_variable"><text:span text:style-name="T122"> </text:span></text:span><text:span text:style-name="_5f_variable"><text:span text:style-name="T43">t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41"><text:span text:style-name="_5f_pointillés_20_gris"><text:span text:style-name="T130">C</text:span></text:span><text:span text:style-name="_5f_pointillés_20_gris"><text:span text:style-name="T126"> </text:span></text:span><text:span text:style-name="_5f_pointillés_20_gris"><text:span text:style-name="T119">=</text:span></text:span><text:span text:style-name="_5f_pointillés_20_gris"><text:span text:style-name="T126"> </text:span></text:span><text:span text:style-name="_5f_variable"><text:span text:style-name="T126">5</text:span></text:span><text:span text:style-name="_5f_variable"><text:span text:style-name="T132">z</text:span></text:span><text:span text:style-name="_5f_variable"><text:span text:style-name="T142">2</text:span></text:span><text:span text:style-name="_5f_variable"><text:span text:style-name="T129"> </text:span></text:span><text:span text:style-name="_5f_variable"><text:span text:style-name="T120"></text:span></text:span><text:span text:style-name="_5f_variable"><text:span text:style-name="T129"> </text:span></text:span><text:span text:style-name="_5f_variable"><text:span text:style-name="T126">25</text:span></text:span><text:span text:style-name="_5f_variable"><text:span text:style-name="T132">z</text:span></text:span><text:span text:style-name="_5f_variable"><text:span text:style-name="T122"> </text:span></text:span><text:span text:style-name="_5f_variable"><text:span text:style-name="T118"></text:span></text:span><text:span text:style-name="_5f_variable"><text:span text:style-name="T122"> </text:span></text:span><text:span text:style-name="_5f_variable"><text:span text:style-name="T125">5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47"><text:span text:style-name="_5f_pointillés_20_gris"><text:span text:style-name="T130">D</text:span></text:span><text:span text:style-name="_5f_pointillés_20_gris"><text:span text:style-name="T126"> </text:span></text:span><text:span text:style-name="_5f_pointillés_20_gris"><text:span text:style-name="T119">=</text:span></text:span><text:span text:style-name="_5f_pointillés_20_gris"><text:span text:style-name="T126"> </text:span></text:span><text:span text:style-name="_5f_variable"><text:span text:style-name="T125">18</text:span></text:span><text:span text:style-name="_5f_variable"><text:span text:style-name="T132">b</text:span></text:span><text:span text:style-name="_5f_variable"><text:span text:style-name="T122"> </text:span></text:span><text:span text:style-name="_5f_variable"><text:span text:style-name="T118"></text:span></text:span><text:span text:style-name="_5f_variable"><text:span text:style-name="T122"> </text:span></text:span><text:span text:style-name="_5f_variable"><text:span text:style-name="T123">24</text:span></text:span><text:span text:style-name="_5f_variable"><text:span text:style-name="T134">b</text:span></text:span><text:span text:style-name="_5f_variable"><text:span text:style-name="T141">2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list xml:id="list172841576147145" text:continue-numbering="true" text:style-name="Num_5f_Exo">
        <text:list-item>
          <text:h text:style-name="P53" text:outline-level="1"> Factorise chaque expression suivante.</text:h>
        </text:list-item>
      </text:list>
      <text:section text:style-name="Sect2" text:name="Section2">
        <text:p text:style-name="P48"><text:span text:style-name="T84">E </text:span><text:span text:style-name="T105">=</text:span><text:span text:style-name="T84"> </text:span><text:span text:style-name="_5f_variable"><text:span text:style-name="T4">a</text:span></text:span><text:span text:style-name="T49">2</text:span><text:span text:style-name="T33"> </text:span><text:span text:style-name="_5f_variable"><text:span text:style-name="T118">−</text:span></text:span><text:span text:style-name="T33"> 3</text:span><text:span text:style-name="_5f_variable"><text:span text:style-name="T43">a</text:span></text:span><text:span text:style-name="_5f_variable"><text:span text:style-name="T35"> 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34">F<text:span text:style-name="T84"> </text:span><text:span text:style-name="T105">=</text:span><text:span text:style-name="T84"> </text:span><text:span text:style-name="_5f_variable"><text:span text:style-name="T39">5</text:span></text:span><text:span text:style-name="_5f_variable"><text:span text:style-name="T45">z</text:span></text:span><text:span text:style-name="_5f_variable"><text:span text:style-name="T50">2</text:span></text:span><text:span text:style-name="_5f_variable"><text:span text:style-name="T34"> </text:span></text:span><text:span text:style-name="_5f_variable"><text:span text:style-name="T118">−</text:span></text:span><text:span text:style-name="_5f_variable"><text:span text:style-name="T122"> </text:span></text:span><text:span text:style-name="_5f_variable"><text:span text:style-name="T44">z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41"><text:span text:style-name="_5f_pointillés_20_gris"><text:span text:style-name="T131">G</text:span></text:span><text:span text:style-name="_5f_pointillés_20_gris"><text:span text:style-name="T126"> </text:span></text:span><text:span text:style-name="_5f_pointillés_20_gris"><text:span text:style-name="T119">=</text:span></text:span><text:span text:style-name="_5f_pointillés_20_gris"><text:span text:style-name="T126"> </text:span></text:span><text:span text:style-name="_5f_variable"><text:span text:style-name="T127">6</text:span></text:span><text:span text:style-name="_5f_variable"><text:span text:style-name="T133">t</text:span></text:span><text:span text:style-name="_5f_variable"><text:span text:style-name="T142">2</text:span></text:span><text:span text:style-name="_5f_variable"><text:span text:style-name="T129"> </text:span></text:span><text:span text:style-name="_5f_variable"><text:span text:style-name="T120"></text:span></text:span><text:span text:style-name="_5f_variable"><text:span text:style-name="T129"> </text:span></text:span><text:span text:style-name="_5f_variable"><text:span text:style-name="T126">2</text:span></text:span><text:span text:style-name="_5f_variable"><text:span text:style-name="T127">4</text:span></text:span><text:span text:style-name="_5f_variable"><text:span text:style-name="T133">t</text:span></text:span><text:span text:style-name="_5f_variable"><text:span text:style-name="T124"> </text:span></text:span><text:span text:style-name="_5f_variable"><text:span text:style-name="T118">−</text:span></text:span><text:span text:style-name="_5f_variable"><text:span text:style-name="T122"> </text:span></text:span><text:span text:style-name="_5f_variable"><text:span text:style-name="T124">6</text:span></text:span><text:span text:style-name="_5f_variable"><text:span text:style-name="T125">0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47"><text:span text:style-name="_5f_pointillés_20_gris"><text:span text:style-name="T131">H</text:span></text:span><text:span text:style-name="_5f_pointillés_20_gris"><text:span text:style-name="T126"> </text:span></text:span><text:span text:style-name="_5f_pointillés_20_gris"><text:span text:style-name="T119">=</text:span></text:span><text:span text:style-name="_5f_pointillés_20_gris"><text:span text:style-name="T126"> </text:span></text:span><text:span text:style-name="_5f_variable"><text:span text:style-name="T125">8</text:span></text:span><text:span text:style-name="_5f_variable"><text:span text:style-name="T132">b</text:span></text:span><text:span text:style-name="_5f_variable"><text:span text:style-name="T122"> </text:span></text:span><text:span text:style-name="_5f_variable"><text:span text:style-name="T118">−</text:span></text:span><text:span text:style-name="_5f_variable"><text:span text:style-name="T122"> </text:span></text:span><text:span text:style-name="_5f_variable"><text:span text:style-name="T123">24</text:span></text:span><text:span text:style-name="_5f_variable"><text:span text:style-name="T134">b</text:span></text:span><text:span text:style-name="_5f_variable"><text:span text:style-name="T141">2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list xml:id="list172840544467671" text:continue-numbering="true" text:style-name="Num_5f_Exo">
        <text:list-item>
          <text:h text:style-name="P68" text:outline-level="1"> <text:span text:style-name="_5f_pointillés_20_gris"><text:span text:style-name="T67">Voici </text:span></text:span><text:span text:style-name="_5f_pointillés_20_gris"><text:span text:style-name="T68">deux programmes de calculs.</text:span></text:span></text:h>
        </text:list-item>
      </text:list>
      <text:section text:style-name="Sect3" text:name="Section5"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42"><text:span text:style-name="T180">P</text:span><text:span text:style-name="T179">rogramme 1</text:span></text:p>
              <text:p text:style-name="P44"><text:span text:style-name="T177">• </text:span><text:span text:style-name="T92">Choisir un nombre.</text:span></text:p>
              <text:p text:style-name="P44"><text:span text:style-name="T178">• </text:span>Calculer le carré de ce nombre.</text:p>
              <text:p text:style-name="P45"><text:span text:style-name="_5f_pointillés_20_gris"><text:span text:style-name="T71">• </text:span></text:span><text:span text:style-name="_5f_pointillés_20_gris"><text:span text:style-name="T70">Soustraire le double du nombre choisi au départ.</text:span></text:span></text:p>
            </table:table-cell>
          </table:table-row>
        </table:table>
        <table:table table:name="Tableau2" table:style-name="Tableau2">
          <table:table-column table:style-name="Tableau2.A"/>
          <table:table-row table:style-name="Tableau2.1">
            <table:table-cell table:style-name="Tableau2.A1" office:value-type="string">
              <text:p text:style-name="P43"><text:span text:style-name="T180">P</text:span><text:span text:style-name="T179">rogramme </text:span><text:span text:style-name="T180">2</text:span></text:p>
              <text:p text:style-name="P44"><text:span text:style-name="T177">• </text:span><text:span text:style-name="T94">Choisir un nombre.</text:span></text:p>
              <text:p text:style-name="P46"><text:span text:style-name="_5f_pointillés_20_gris"><text:span text:style-name="T71">• </text:span></text:span><text:span text:style-name="T181">Soustraire 2.</text:span></text:p>
              <text:p text:style-name="P45"><text:span text:style-name="_5f_pointillés_20_gris"><text:span text:style-name="T71">• </text:span></text:span><text:span text:style-name="_5f_pointillés_20_gris"><text:span text:style-name="T69">Multiplier le résultat obtenu par le nombre choisi au départ.</text:span></text:span></text:p>
            </table:table-cell>
          </table:table-row>
        </table:table>
        <text:p text:style-name="P33"><text:span text:style-name="_5f_pointillés_20_gris"><text:span text:style-name="T140"/></text:span></text:p>
      </text:section>
      <text:list xml:id="list172840321146148" text:continue-list="list564730190" text:style-name="liste_5f_abc">
        <text:list-item text:start-value="1">
          <text:p text:style-name="P55"><text:span text:style-name="_5f_pointillés_20_gris"><text:span text:style-name="T136">Te</text:span></text:span><text:span text:style-name="_5f_pointillés_20_gris"><text:span text:style-name="T137">s</text:span></text:span><text:span text:style-name="_5f_pointillés_20_gris"><text:span text:style-name="T136">te le programme 1</text:span></text:span><text:span text:style-name="_5f_pointillés_20_gris"><text:span text:style-name="T137"> pour </text:span></text:span><text:span text:style-name="_5f_pointillés_20_gris"><text:span text:style-name="T138">x</text:span></text:span><text:span text:style-name="_5f_pointillés_20_gris"><text:span text:style-name="T128"> </text:span></text:span><text:span text:style-name="_5f_pointillés_20_gris"><text:span text:style-name="T121">=</text:span></text:span><text:span text:style-name="_5f_pointillés_20_gris"><text:span text:style-name="T128"> </text:span></text:span><text:span text:style-name="_5f_pointillés_20_gris"><text:span text:style-name="T137">0 et </text:span></text:span><text:span text:style-name="_5f_pointillés_20_gris"><text:span text:style-name="T138">x</text:span></text:span><text:span text:style-name="_5f_pointillés_20_gris"><text:span text:style-name="T128"> </text:span></text:span><text:span text:style-name="_5f_pointillés_20_gris"><text:span text:style-name="T121">=</text:span></text:span><text:span text:style-name="_5f_pointillés_20_gris"><text:span text:style-name="T128"> </text:span></text:span><text:span text:style-name="_5f_pointillés_20_gris"><text:span text:style-name="T137">1</text:span></text:span><text:span text:style-name="_5f_pointillés_20_gris"><text:span text:style-name="T135">.</text:span></text:span><text:span text:style-name="_5f_pointillés_20_gris"><text:span text:style-name="T30"> </text:span></text:span></text:p>
        </text:list-item>
      </text:list>
      <text:list xml:id="list807273523" text:style-name="Numéro_20_dans_20_exercice">
        <text:list-item>
          <text:list>
            <text:list-item>
              <text:list>
                <text:list-header>
                  <text:p text:style-name="P54"><text:span text:style-name="_5f_pointillés_20_gris"><text:span text:style-name="T29"><text:tab/></text:span></text:span></text:p>
                  <text:p text:style-name="P56"><text:span text:style-name="_5f_pointillés_20_gris"><text:span text:style-name="T30"><text:tab/></text:span></text:span></text:p>
                </text:list-header>
              </text:list>
            </text:list-item>
          </text:list>
        </text:list-item>
      </text:list>
      <text:list xml:id="list172840555559749" text:continue-list="list172840321146148" text:style-name="liste_5f_abc">
        <text:list-item>
          <text:p text:style-name="P57"><text:span text:style-name="_5f_pointillés_20_gris"><text:span text:style-name="T136">Te</text:span></text:span><text:span text:style-name="_5f_pointillés_20_gris"><text:span text:style-name="T137">s</text:span></text:span><text:span text:style-name="_5f_pointillés_20_gris"><text:span text:style-name="T136">te le programme </text:span></text:span><text:span text:style-name="_5f_pointillés_20_gris"><text:span text:style-name="T139">2</text:span></text:span><text:span text:style-name="_5f_pointillés_20_gris"><text:span text:style-name="T137"> pour </text:span></text:span><text:span text:style-name="_5f_pointillés_20_gris"><text:span text:style-name="T138">x</text:span></text:span><text:span text:style-name="_5f_pointillés_20_gris"><text:span text:style-name="T128"> </text:span></text:span><text:span text:style-name="_5f_pointillés_20_gris"><text:span text:style-name="T121">=</text:span></text:span><text:span text:style-name="_5f_pointillés_20_gris"><text:span text:style-name="T128"> </text:span></text:span><text:span text:style-name="_5f_pointillés_20_gris"><text:span text:style-name="T137">0 et </text:span></text:span><text:span text:style-name="_5f_pointillés_20_gris"><text:span text:style-name="T138">x</text:span></text:span><text:span text:style-name="_5f_pointillés_20_gris"><text:span text:style-name="T128"> </text:span></text:span><text:span text:style-name="_5f_pointillés_20_gris"><text:span text:style-name="T121">=</text:span></text:span><text:span text:style-name="_5f_pointillés_20_gris"><text:span text:style-name="T128"> </text:span></text:span><text:span text:style-name="_5f_pointillés_20_gris"><text:span text:style-name="T137">1</text:span></text:span><text:span text:style-name="_5f_pointillés_20_gris"><text:span text:style-name="T135">.</text:span></text:span><text:span text:style-name="_5f_pointillés_20_gris"><text:span text:style-name="T30"> </text:span></text:span></text:p>
        </text:list-item>
      </text:list>
      <text:list xml:id="list172840877368522" text:continue-list="list807273523" text:style-name="Numéro_20_dans_20_exercice">
        <text:list-item>
          <text:list>
            <text:list-item>
              <text:list>
                <text:list-header>
                  <text:p text:style-name="P54"><text:span text:style-name="_5f_pointillés_20_gris"><text:tab/></text:span></text:p>
                  <text:p text:style-name="P54"><text:span text:style-name="_5f_pointillés_20_gris"><text:tab/></text:span></text:p>
                </text:list-header>
              </text:list>
            </text:list-item>
          </text:list>
        </text:list-item>
      </text:list>
      <text:list xml:id="list172841740328769" text:continue-list="list172840555559749" text:style-name="liste_5f_abc">
        <text:list-item>
          <text:p text:style-name="P58"><text:span text:style-name="T144">Que </text:span><text:span text:style-name="T145">constate</text:span><text:span text:style-name="T148">s</text:span><text:span text:style-name="T145">-</text:span><text:span text:style-name="T146">t</text:span><text:span text:style-name="T147">u</text:span><text:span text:style-name="T144"> ?</text:span></text:p>
        </text:list-item>
      </text:list>
      <text:list xml:id="list172840514900626" text:continue-list="list172840877368522" text:style-name="Numéro_20_dans_20_exercice">
        <text:list-item>
          <text:list>
            <text:list-item>
              <text:list>
                <text:list-header>
                  <text:p text:style-name="P54"><text:span text:style-name="_5f_pointillés_20_gris"><text:tab/></text:span></text:p>
                </text:list-header>
              </text:list>
            </text:list-item>
          </text:list>
        </text:list-item>
      </text:list>
      <text:list xml:id="list172841879158035" text:continue-list="list172841740328769" text:style-name="liste_5f_abc">
        <text:list-item>
          <text:p text:style-name="P61"><text:span text:style-name="T174">Soit </text:span><text:span text:style-name="T169">x </text:span><text:span text:style-name="_5f_BVS"><text:span text:style-name="T175">le nombre choisi au départ. Exprime le résultat des deux programmes en fonction de </text:span></text:span><text:span text:style-name="_5f_BVS"><text:span text:style-name="T143">x </text:span></text:span><text:span text:style-name="_5f_BVS"><text:span text:style-name="T175">et montre que les programmes sont équ</text:span></text:span><text:span text:style-name="_5f_BVS"><text:span text:style-name="T66">i</text:span></text:span><text:span text:style-name="_5f_BVS"><text:span text:style-name="T175">valents.</text:span></text:span></text:p>
        </text:list-item>
      </text:list>
      <text:list xml:id="list172840404915692" text:continue-list="list172840514900626" text:style-name="Numéro_20_dans_20_exercice">
        <text:list-item>
          <text:list>
            <text:list-item>
              <text:list>
                <text:list-header>
                  <text:p text:style-name="P54"><text:span text:style-name="_5f_pointillés_20_gris"><text:tab/></text:span></text:p>
                  <text:p text:style-name="P54"><text:span text:style-name="_5f_pointillés_20_gris"><text:tab/></text:span></text:p>
                  <text:p text:style-name="P54"><text:span text:style-name="_5f_pointillés_20_gris"><text:tab/></text:span></text:p>
                  <text:p text:style-name="P54"><text:span text:style-name="_5f_pointillés_20_gris"><text:tab/></text:span></text:p>
                  <text:p text:style-name="P54"><text:span text:style-name="_5f_pointillés_20_gris"><text:tab/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 style:font-adornments="Roman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Bold_5f_niv2" style:num-prefix=" " style:num-suffix=" " style:num-format="a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number text:level="3" text:style-name="Bold_5f_niv2" style:num-prefix=" " style:num-format="a">
        <style:list-level-properties text:min-label-distance="0.3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variant="normal" fo:text-transform="none" fo:color="#d7e12c" style:font-name="Bitstream Vera Sans" fo:font-size="16pt" fo:font-style="normal" fo:text-shadow="none" fo:font-weight="bold" officeooo:rsid="002b5d53" officeooo:paragraph-rsid="005bb0ca" style:font-size-asian="16pt" style:font-style-asian="normal" style:font-size-complex="16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5bb0ca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5bb0ca"/>
    </style:style>
    <style:style style:name="MT7" style:family="text">
      <style:text-properties fo:text-transform="uppercase" fo:color="#808080" style:font-name="Bitstream Vera Sans1" fo:font-size="9pt" officeooo:rsid="0043a730" fo:background-color="transparent" loext:char-shading-value="0"/>
    </style:style>
    <style:style style:name="MT8" style:family="text">
      <style:text-properties fo:text-transform="uppercase" fo:color="#808080" style:font-name="Bitstream Vera Sans1" fo:font-size="9pt" officeooo:rsid="00308c81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4" draw:name="Forme3" draw:style-name="Mgr2" draw:text-style-name="MP26" svg:x1="9.28cm" svg:y1="0.36cm" svg:x2="20.497cm" svg:y2="0.36cm"><text:p/></draw:line><draw:frame text:anchor-type="paragraph" draw:z-index="6" draw:name="Forme2" draw:style-name="Mgr3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F<text:span text:style-name="MT6">actoriser, réduire</text:span></text:p>
      </style:header>
      <style:footer>
        <text:p text:style-name="MP28"><draw:frame draw:style-name="Mfr1" draw:name="Cadre1" text:anchor-type="paragraph" svg:y="-0.06cm" draw:z-index="0"><draw:text-box fo:min-height="0.499cm" fo:min-width="2cm"><draw:frame draw:style-name="Mfr2" draw:name="Cadre2" text:anchor-type="frame" svg:x="0.45cm" svg:y="0.079cm" svg:width="0.817cm" draw:z-index="1"><draw:text-box fo:min-height="0.355cm"><text:p text:style-name="MP29"><draw:g text:anchor-type="paragraph" draw:z-index="3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48</text:page-number></text:p></draw:text-box></draw:frame><text:p text:style-name="MP31"><text:span text:style-name="MT7">Calcul littéral</text:span><text:span text:style-name="MT8"> • A</text:span><text:span text:style-name="MT7">7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7:28:39.469000000</dc:date>
    <meta:editing-duration>PT8H48M28S</meta:editing-duration>
    <meta:editing-cycles>83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3" meta:image-count="0" meta:object-count="0" meta:page-count="2" meta:paragraph-count="136" meta:word-count="513" meta:character-count="2496" meta:non-whitespace-character-count="1608"/>
  </office:meta>
</office:document-meta>
</file>